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2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svg:stroke-width="0.05cm" svg:stroke-color="#ff4000" draw:marker-start-width="0.275cm" draw:marker-end-width="0.275cm" draw:fill-color="#ff4000" draw:textarea-horizontal-align="center" draw:textarea-vertical-align="top" fo:padding-top="0.025cm" fo:padding-bottom="0.025cm" fo:padding-left="0.025cm" fo:padding-right="0.025cm"/>
      <style:paragraph-properties style:writing-mode="lr-tb" fo:text-align="center"/>
    </style:style>
    <style:style style:name="gr3" style:family="graphic">
      <style:graphic-properties draw:stroke="none" svg:stroke-color="#000000" draw:fill="none" draw:fill-color="#ffffff" fo:min-height="0.937cm"/>
      <style:paragraph-properties style:writing-mode="lr-tb" fo:text-align="center"/>
      <style:text-properties style:font-name="Liberation Sans"/>
    </style:style>
    <style:style style:name="gr4" style:family="graphic">
      <style:graphic-properties svg:stroke-width="0.1cm" draw:marker-start="Linienspitzen_20_1" draw:marker-start-width="0.35cm" draw:marker-end="Linienspitzen_20_1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5" style:family="graphic">
      <style:graphic-properties draw:stroke="none" svg:stroke-color="#000000" draw:fill="none" draw:fill-color="#ffffff" fo:min-height="0.947cm"/>
      <style:paragraph-properties style:writing-mode="lr-tb" fo:text-align="center"/>
      <style:text-properties style:font-name="Liberation Sans" fo:font-weight="bold" style:font-weight-asian="bold" style:font-weight-complex="bold"/>
    </style:style>
    <style:style style:name="gr6" style:family="graphic">
      <style:graphic-properties svg:stroke-width="0.1cm" svg:stroke-color="#bbe33d" draw:marker-start="" draw:marker-start-width="0.35cm" draw:marker-end="Linienspitzen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style:paragraph-properties fo:text-align="center"/>
      <style:text-properties style:font-name="Liberation Sans"/>
    </style:style>
    <style:style style:name="P4" style:family="paragraph">
      <loext:graphic-properties draw:fill="none" draw:fill-color="#ffffff"/>
      <style:paragraph-properties fo:text-align="center"/>
      <style:text-properties style:font-name="Liberation Sans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Liberation Sans" fo:font-weight="bold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text-position="-8% 58%" style:font-name="Liberation Sans" fo:font-weight="bold" style:font-weight-asian="bold" style:font-weight-complex="bold"/>
    </style:style>
    <style:style style:name="T4" style:family="text">
      <style:text-properties style:text-position="0% 100%"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ssung_Rad_0A_gen-points" table:style-name="ta1">
        <table:shapes>
          <draw:frame draw:z-index="0" draw:style-name="gr1" draw:text-style-name="P1" svg:width="15.999cm" svg:height="8.999cm" svg:x="5.962cm" svg:y="2.185cm">
            <draw:object draw:notify-on-update-of-ranges="'Messung_Rad_0A_gen-points'.A2:'Messung_Rad_0A_gen-points'.A155 'Messung_Rad_0A_gen-points'.B1:'Messung_Rad_0A_gen-points'.B1 'Messung_Rad_0A_gen-points'.B2:'Messung_Rad_0A_gen-points'.B1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1" draw:name="Linie 1" draw:style-name="gr2" draw:text-style-name="P2" svg:x1="12.072cm" svg:y1="2.52cm" svg:x2="12.072cm" svg:y2="9.745cm">
            <text:p/>
          </draw:line>
          <draw:frame draw:z-index="2" draw:name="Textrahmen 1" draw:style-name="gr3" draw:text-style-name="P4" svg:width="5.449cm" svg:height="0.937cm" svg:x="11.81cm" svg:y="2.454cm">
            <draw:text-box>
              <text:p text:style-name="P3"><text:span text:style-name="T1">Beginn freie Schwingung</text:span></text:p>
            </draw:text-box>
          </draw:frame>
          <draw:line draw:z-index="3" draw:name="Linie 2" draw:style-name="gr4" draw:text-style-name="P5" svg:x1="12.719cm" svg:y1="5.968cm" svg:x2="15.407cm" svg:y2="5.98cm">
            <text:p/>
          </draw:line>
          <draw:frame draw:z-index="4" draw:name="Textrahmen 2" draw:style-name="gr5" draw:text-style-name="P7" svg:width="1.583cm" svg:height="0.947cm" svg:x="14.028cm" svg:y="6.006cm">
            <draw:text-box>
              <text:p text:style-name="P6"><text:span text:style-name="T2">T</text:span><text:span text:style-name="T3">D,exp,0A</text:span></text:p>
            </draw:text-box>
          </draw:frame>
          <draw:line draw:z-index="5" draw:name="Linie 6" draw:style-name="gr6" draw:text-style-name="P5" svg:x1="12.049cm" svg:y1="5.956cm" svg:x2="12.044cm" svg:y2="3.234cm">
            <text:p/>
          </draw:line>
          <draw:line draw:z-index="6" draw:name="Linie 7" draw:style-name="gr6" draw:text-style-name="P5" svg:x1="14.73cm" svg:y1="5.981cm" svg:x2="14.701cm" svg:y2="3.356cm">
            <text:p/>
          </draw:line>
          <draw:frame draw:z-index="7" draw:name="Textrahmen 6" draw:style-name="gr5" draw:text-style-name="P7" svg:width="2.07cm" svg:height="0.947cm" svg:x="11.805cm" svg:y="3.187cm">
            <draw:text-box>
              <text:p text:style-name="P6"><text:span text:style-name="T4">A</text:span><text:span text:style-name="T3">0,exp,0A</text:span></text:p>
            </draw:text-box>
          </draw:frame>
          <draw:frame draw:z-index="8" draw:name="Textrahmen 7" draw:style-name="gr5" draw:text-style-name="P7" svg:width="2.07cm" svg:height="0.947cm" svg:x="14.599cm" svg:y="3.283cm">
            <draw:text-box>
              <text:p text:style-name="P6"><text:span text:style-name="T4">A</text:span><text:span text:style-name="T3">1,exp,0A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t (s)</text:p>
          </table:table-cell>
          <table:table-cell table:style-name="ce1" office:value-type="string" calcext:value-type="string">
            <text:p>φ (rad)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-0.006" calcext:value-type="float">
            <text:p>-0,006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-0.005" calcext:value-type="float">
            <text:p>-0,005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-0.004" calcext:value-type="float">
            <text:p>-0,004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-0.003" calcext:value-type="float">
            <text:p>-0,003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-0.002" calcext:value-type="float">
            <text:p>-0,002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-0.001" calcext:value-type="float">
            <text:p>-0,001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02" calcext:value-type="float">
            <text:p>0,002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03" calcext:value-type="float">
            <text:p>0,003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04" calcext:value-type="float">
            <text:p>0,004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09" calcext:value-type="float">
            <text:p>0,009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91" calcext:value-type="float">
            <text:p>0,091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132" calcext:value-type="float">
            <text:p>0,13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3" calcext:value-type="float">
            <text:p>0,173</text:p>
          </table:table-cell>
          <table:table-cell table:number-columns-repeated="6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245" calcext:value-type="float">
            <text:p>0,245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319" calcext:value-type="float">
            <text:p>0,319</text:p>
          </table:table-cell>
          <table:table-cell table:number-columns-repeated="6"/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417" calcext:value-type="float">
            <text:p>0,417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518" calcext:value-type="float">
            <text:p>0,518</text:p>
          </table:table-cell>
          <table:table-cell table:number-columns-repeated="6"/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757" calcext:value-type="float">
            <text:p>0,757</text:p>
          </table:table-cell>
          <table:table-cell table:number-columns-repeated="6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989" calcext:value-type="float">
            <text:p>0,989</text:p>
          </table:table-cell>
          <table:table-cell table:number-columns-repeated="6"/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1.112" calcext:value-type="float">
            <text:p>1,112</text:p>
          </table:table-cell>
          <table:table-cell table:number-columns-repeated="6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233" calcext:value-type="float">
            <text:p>1,233</text:p>
          </table:table-cell>
          <table:table-cell table:number-columns-repeated="6"/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1.339" calcext:value-type="float">
            <text:p>1,339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445" calcext:value-type="float">
            <text:p>1,445</text:p>
          </table:table-cell>
          <table:table-cell table:number-columns-repeated="4"/>
          <table:table-cell office:value-type="string" calcext:value-type="string">
            <text:p>T=5-3,2=1,8</text:p>
          </table:table-cell>
          <table:table-cell/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.486" calcext:value-type="float">
            <text:p>1,486</text:p>
          </table:table-cell>
          <table:table-cell table:number-columns-repeated="6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523" calcext:value-type="float">
            <text:p>1,523</text:p>
          </table:table-cell>
          <table:table-cell table:number-columns-repeated="4"/>
          <table:table-cell table:number-columns-repeated="2" office:value-type="string" calcext:value-type="string">
            <text:p>A0=2,4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1.595" calcext:value-type="float">
            <text:p>1,595</text:p>
          </table:table-cell>
          <table:table-cell table:number-columns-repeated="6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67" calcext:value-type="float">
            <text:p>1,67</text:p>
          </table:table-cell>
          <table:table-cell table:number-columns-repeated="6"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1.86" calcext:value-type="float">
            <text:p>1,86</text:p>
          </table:table-cell>
          <table:table-cell table:number-columns-repeated="6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.045" calcext:value-type="float">
            <text:p>2,045</text:p>
          </table:table-cell>
          <table:table-cell table:number-columns-repeated="6"/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2.106" calcext:value-type="float">
            <text:p>2,106</text:p>
          </table:table-cell>
          <table:table-cell table:number-columns-repeated="6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.165" calcext:value-type="float">
            <text:p>2,165</text:p>
          </table:table-cell>
          <table:table-cell table:number-columns-repeated="6"/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2.203" calcext:value-type="float">
            <text:p>2,20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41" calcext:value-type="float">
            <text:p>2,241</text:p>
          </table:table-cell>
          <table:table-cell table:number-columns-repeated="6"/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2.279" calcext:value-type="float">
            <text:p>2,279</text:p>
          </table:table-cell>
          <table:table-cell table:number-columns-repeated="6"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.317" calcext:value-type="float">
            <text:p>2,317</text:p>
          </table:table-cell>
          <table:table-cell table:number-columns-repeated="6"/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2.337" calcext:value-type="float">
            <text:p>2,337</text:p>
          </table:table-cell>
          <table:table-cell table:number-columns-repeated="6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355" calcext:value-type="float">
            <text:p>2,355</text:p>
          </table:table-cell>
          <table:table-cell table:number-columns-repeated="6"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2.37" calcext:value-type="float">
            <text:p>2,37</text:p>
          </table:table-cell>
          <table:table-cell table:number-columns-repeated="6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2.386" calcext:value-type="float">
            <text:p>2,386</text:p>
          </table:table-cell>
          <table:table-cell table:number-columns-repeated="6"/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2.401" calcext:value-type="float">
            <text:p>2,401</text:p>
          </table:table-cell>
          <table:table-cell table:number-columns-repeated="6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2.415" calcext:value-type="float">
            <text:p>2,415</text:p>
          </table:table-cell>
          <table:table-cell table:number-columns-repeated="6"/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2.396" calcext:value-type="float">
            <text:p>2,396</text:p>
          </table:table-cell>
          <table:table-cell table:number-columns-repeated="6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38" calcext:value-type="float">
            <text:p>2,38</text:p>
          </table:table-cell>
          <table:table-cell table:number-columns-repeated="6"/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2.389" calcext:value-type="float">
            <text:p>2,389</text:p>
          </table:table-cell>
          <table:table-cell table:number-columns-repeated="6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2.398" calcext:value-type="float">
            <text:p>2,398</text:p>
          </table:table-cell>
          <table:table-cell table:number-columns-repeated="6"/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2.407" calcext:value-type="float">
            <text:p>2,407</text:p>
          </table:table-cell>
          <table:table-cell table:number-columns-repeated="6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.415" calcext:value-type="float">
            <text:p>2,415</text:p>
          </table:table-cell>
          <table:table-cell table:number-columns-repeated="6"/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2.404" calcext:value-type="float">
            <text:p>2,404</text:p>
          </table:table-cell>
          <table:table-cell table:number-columns-repeated="6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392" calcext:value-type="float">
            <text:p>2,392</text:p>
          </table:table-cell>
          <table:table-cell table:number-columns-repeated="6"/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2.221" calcext:value-type="float">
            <text:p>2,221</text:p>
          </table:table-cell>
          <table:table-cell table:number-columns-repeated="6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046" calcext:value-type="float">
            <text:p>2,046</text:p>
          </table:table-cell>
          <table:table-cell table:number-columns-repeated="6"/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1.783" calcext:value-type="float">
            <text:p>1,7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,52</text:p>
          </table:table-cell>
          <table:table-cell table:number-columns-repeated="6"/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1.275" calcext:value-type="float">
            <text:p>1,275</text:p>
          </table:table-cell>
          <table:table-cell table:number-columns-repeated="6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1.03" calcext:value-type="float">
            <text:p>1,03</text:p>
          </table:table-cell>
          <table:table-cell table:number-columns-repeated="6"/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0.568" calcext:value-type="float">
            <text:p>0,568</text:p>
          </table:table-cell>
          <table:table-cell table:number-columns-repeated="6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084" calcext:value-type="float">
            <text:p>0,084</text:p>
          </table:table-cell>
          <table:table-cell table:number-columns-repeated="6"/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-0.18" calcext:value-type="float">
            <text:p>-0,18</text:p>
          </table:table-cell>
          <table:table-cell table:number-columns-repeated="6"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-0.43" calcext:value-type="float">
            <text:p>-0,43</text:p>
          </table:table-cell>
          <table:table-cell table:number-columns-repeated="6"/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-0.713" calcext:value-type="float">
            <text:p>-0,713</text:p>
          </table:table-cell>
          <table:table-cell table:number-columns-repeated="6"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-1.046" calcext:value-type="float">
            <text:p>-1,046</text:p>
          </table:table-cell>
          <table:table-cell table:number-columns-repeated="6"/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-1.378" calcext:value-type="float">
            <text:p>-1,378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-1.704" calcext:value-type="float">
            <text:p>-1,704</text:p>
          </table:table-cell>
          <table:table-cell table:number-columns-repeated="6"/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-1.957" calcext:value-type="float">
            <text:p>-1,957</text:p>
          </table:table-cell>
          <table:table-cell table:number-columns-repeated="6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-2.146" calcext:value-type="float">
            <text:p>-2,146</text:p>
          </table:table-cell>
          <table:table-cell table:number-columns-repeated="6"/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-2.263" calcext:value-type="float">
            <text:p>-2,263</text:p>
          </table:table-cell>
          <table:table-cell table:number-columns-repeated="6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-2.348" calcext:value-type="float">
            <text:p>-2,348</text:p>
          </table:table-cell>
          <table:table-cell table:number-columns-repeated="6"/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-2.181" calcext:value-type="float">
            <text:p>-2,181</text:p>
          </table:table-cell>
          <table:table-cell table:number-columns-repeated="6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-2.014" calcext:value-type="float">
            <text:p>-2,014</text:p>
          </table:table-cell>
          <table:table-cell table:number-columns-repeated="6"/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-1.691" calcext:value-type="float">
            <text:p>-1,691</text:p>
          </table:table-cell>
          <table:table-cell table:number-columns-repeated="6"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-1.36" calcext:value-type="float">
            <text:p>-1,36</text:p>
          </table:table-cell>
          <table:table-cell table:number-columns-repeated="6"/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-1.047" calcext:value-type="float">
            <text:p>-1,04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31" calcext:value-type="float">
            <text:p>-0,731</text:p>
          </table:table-cell>
          <table:table-cell table:number-columns-repeated="6"/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-0.259" calcext:value-type="float">
            <text:p>-0,259</text:p>
          </table:table-cell>
          <table:table-cell table:number-columns-repeated="6"/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0.213" calcext:value-type="float">
            <text:p>0,213</text:p>
          </table:table-cell>
          <table:table-cell table:number-columns-repeated="6"/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0.679" calcext:value-type="float">
            <text:p>0,679</text:p>
          </table:table-cell>
          <table:table-cell table:number-columns-repeated="6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1.135" calcext:value-type="float">
            <text:p>1,135</text:p>
          </table:table-cell>
          <table:table-cell table:number-columns-repeated="6"/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1.492" calcext:value-type="float">
            <text:p>1,492</text:p>
          </table:table-cell>
          <table:table-cell table:number-columns-repeated="6"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1.849" calcext:value-type="float">
            <text:p>1,849</text:p>
          </table:table-cell>
          <table:table-cell table:number-columns-repeated="6"/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2.005" calcext:value-type="float">
            <text:p>2,005</text:p>
          </table:table-cell>
          <table:table-cell table:number-columns-repeated="6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146" calcext:value-type="float">
            <text:p>2,146</text:p>
          </table:table-cell>
          <table:table-cell table:number-columns-repeated="6"/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2.228" calcext:value-type="float">
            <text:p>2,228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307" calcext:value-type="float">
            <text:p>2,307</text:p>
          </table:table-cell>
          <table:table-cell table:number-columns-repeated="6"/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2.252" calcext:value-type="float">
            <text:p>2,252</text:p>
          </table:table-cell>
          <table:table-cell table:number-columns-repeated="6"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2.19" calcext:value-type="float">
            <text:p>2,19</text:p>
          </table:table-cell>
          <table:table-cell table:number-columns-repeated="6"/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1.932" calcext:value-type="float">
            <text:p>1,932</text:p>
          </table:table-cell>
          <table:table-cell table:number-columns-repeated="6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.676" calcext:value-type="float">
            <text:p>1,676</text:p>
          </table:table-cell>
          <table:table-cell table:number-columns-repeated="6"/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1.442" calcext:value-type="float">
            <text:p>1,442</text:p>
          </table:table-cell>
          <table:table-cell table:number-columns-repeated="6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.208" calcext:value-type="float">
            <text:p>1,208</text:p>
          </table:table-cell>
          <table:table-cell table:number-columns-repeated="6"/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0.865" calcext:value-type="float">
            <text:p>0,865</text:p>
          </table:table-cell>
          <table:table-cell table:number-columns-repeated="6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.523" calcext:value-type="float">
            <text:p>0,523</text:p>
          </table:table-cell>
          <table:table-cell table:number-columns-repeated="6"/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0.225" calcext:value-type="float">
            <text:p>0,22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22" calcext:value-type="float">
            <text:p>-0,222</text:p>
          </table:table-cell>
          <table:table-cell table:number-columns-repeated="6"/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-0.643" calcext:value-type="float">
            <text:p>-0,643</text:p>
          </table:table-cell>
          <table:table-cell table:number-columns-repeated="6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-0.914" calcext:value-type="float">
            <text:p>-0,914</text:p>
          </table:table-cell>
          <table:table-cell table:number-columns-repeated="6"/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-1.247" calcext:value-type="float">
            <text:p>-1,247</text:p>
          </table:table-cell>
          <table:table-cell table:number-columns-repeated="6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-1.62" calcext:value-type="float">
            <text:p>-1,62</text:p>
          </table:table-cell>
          <table:table-cell table:number-columns-repeated="6"/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-1.859" calcext:value-type="float">
            <text:p>-1,859</text:p>
          </table:table-cell>
          <table:table-cell table:number-columns-repeated="6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-2.087" calcext:value-type="float">
            <text:p>-2,087</text:p>
          </table:table-cell>
          <table:table-cell table:number-columns-repeated="6"/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-2.196" calcext:value-type="float">
            <text:p>-2,196</text:p>
          </table:table-cell>
          <table:table-cell table:number-columns-repeated="6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-2.304" calcext:value-type="float">
            <text:p>-2,304</text:p>
          </table:table-cell>
          <table:table-cell table:number-columns-repeated="6"/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-2.301" calcext:value-type="float">
            <text:p>-2,301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-2.199" calcext:value-type="float">
            <text:p>-2,199</text:p>
          </table:table-cell>
          <table:table-cell table:number-columns-repeated="6"/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-2.077" calcext:value-type="float">
            <text:p>-2,077</text:p>
          </table:table-cell>
          <table:table-cell table:number-columns-repeated="6"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-1.858" calcext:value-type="float">
            <text:p>-1,858</text:p>
          </table:table-cell>
          <table:table-cell table:number-columns-repeated="6"/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-1.57" calcext:value-type="float">
            <text:p>-1,57</text:p>
          </table:table-cell>
          <table:table-cell table:number-columns-repeated="6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-1.228" calcext:value-type="float">
            <text:p>-1,228</text:p>
          </table:table-cell>
          <table:table-cell table:number-columns-repeated="6"/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-0.837" calcext:value-type="float">
            <text:p>-0,837</text:p>
          </table:table-cell>
          <table:table-cell table:number-columns-repeated="6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-0.494" calcext:value-type="float">
            <text:p>-0,494</text:p>
          </table:table-cell>
          <table:table-cell table:number-columns-repeated="6"/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-0.155" calcext:value-type="float">
            <text:p>-0,155</text:p>
          </table:table-cell>
          <table:table-cell table:number-columns-repeated="6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243" calcext:value-type="float">
            <text:p>0,243</text:p>
          </table:table-cell>
          <table:table-cell table:number-columns-repeated="6"/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0.638" calcext:value-type="float">
            <text:p>0,63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29" calcext:value-type="float">
            <text:p>1,029</text:p>
          </table:table-cell>
          <table:table-cell table:number-columns-repeated="6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1.398" calcext:value-type="float">
            <text:p>1,398</text:p>
          </table:table-cell>
          <table:table-cell table:number-columns-repeated="6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1.766" calcext:value-type="float">
            <text:p>1,766</text:p>
          </table:table-cell>
          <table:table-cell table:number-columns-repeated="6"/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1.991" calcext:value-type="float">
            <text:p>1,991</text:p>
          </table:table-cell>
          <table:table-cell table:number-columns-repeated="6"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.211" calcext:value-type="float">
            <text:p>2,211</text:p>
          </table:table-cell>
          <table:table-cell table:number-columns-repeated="6"/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2.248" calcext:value-type="float">
            <text:p>2,248</text:p>
          </table:table-cell>
          <table:table-cell table:number-columns-repeated="6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279" calcext:value-type="float">
            <text:p>2,279</text:p>
          </table:table-cell>
          <table:table-cell table:number-columns-repeated="6"/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2.181" calcext:value-type="float">
            <text:p>2,181</text:p>
          </table:table-cell>
          <table:table-cell table:number-columns-repeated="6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068" calcext:value-type="float">
            <text:p>2,068</text:p>
          </table:table-cell>
          <table:table-cell table:number-columns-repeated="6"/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1.773" calcext:value-type="float">
            <text:p>1,773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.478" calcext:value-type="float">
            <text:p>1,478</text:p>
          </table:table-cell>
          <table:table-cell table:number-columns-repeated="6"/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1.222" calcext:value-type="float">
            <text:p>1,222</text:p>
          </table:table-cell>
          <table:table-cell table:number-columns-repeated="6"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971" calcext:value-type="float">
            <text:p>0,971</text:p>
          </table:table-cell>
          <table:table-cell table:number-columns-repeated="6"/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0.656" calcext:value-type="float">
            <text:p>0,656</text:p>
          </table:table-cell>
          <table:table-cell table:number-columns-repeated="6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337" calcext:value-type="float">
            <text:p>0,337</text:p>
          </table:table-cell>
          <table:table-cell table:number-columns-repeated="6"/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-0.127" calcext:value-type="float">
            <text:p>-0,127</text:p>
          </table:table-cell>
          <table:table-cell table:number-columns-repeated="6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-0.589" calcext:value-type="float">
            <text:p>-0,589</text:p>
          </table:table-cell>
          <table:table-cell table:number-columns-repeated="6"/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-0.878" calcext:value-type="float">
            <text:p>-0,878</text:p>
          </table:table-cell>
          <table:table-cell table:number-columns-repeated="6"/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-1.169" calcext:value-type="float">
            <text:p>-1,169</text:p>
          </table:table-cell>
          <table:table-cell table:number-columns-repeated="6"/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-1.518" calcext:value-type="float">
            <text:p>-1,51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854" calcext:value-type="float">
            <text:p>-1,854</text:p>
          </table:table-cell>
          <table:table-cell table:number-columns-repeated="6"/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-2.049" calcext:value-type="float">
            <text:p>-2,049</text:p>
          </table:table-cell>
          <table:table-cell table:number-columns-repeated="6"/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-2.245" calcext:value-type="float">
            <text:p>-2,245</text:p>
          </table:table-cell>
          <table:table-cell table:number-columns-repeated="6"/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-2.293" calcext:value-type="float">
            <text:p>-2,293</text:p>
          </table:table-cell>
          <table:table-cell table:number-columns-repeated="6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-2.33" calcext:value-type="float">
            <text:p>-2,33</text:p>
          </table:table-cell>
          <table:table-cell table:number-columns-repeated="6"/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-2.249" calcext:value-type="float">
            <text:p>-2,249</text:p>
          </table:table-cell>
          <table:table-cell table:number-columns-repeated="6"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-2.163" calcext:value-type="float">
            <text:p>-2,163</text:p>
          </table:table-cell>
          <table:table-cell table:number-columns-repeated="6"/>
        </table:table-row>
        <table:table-row table:style-name="ro1">
          <table:table-cell office:value-type="float" office:value="7.35" calcext:value-type="float">
            <text:p>7,35</text:p>
          </table:table-cell>
          <table:table-cell office:value-type="float" office:value="-1.906" calcext:value-type="float">
            <text:p>-1,906</text:p>
          </table:table-cell>
          <table:table-cell table:number-columns-repeated="6"/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-1.649" calcext:value-type="float">
            <text:p>-1,649</text:p>
          </table:table-cell>
          <table:table-cell table:number-columns-repeated="6"/>
        </table:table-row>
        <table:table-row table:style-name="ro1">
          <table:table-cell office:value-type="float" office:value="7.45" calcext:value-type="float">
            <text:p>7,45</text:p>
          </table:table-cell>
          <table:table-cell office:value-type="float" office:value="-1.404" calcext:value-type="float">
            <text:p>-1,404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-1.158" calcext:value-type="float">
            <text:p>-1,158</text:p>
          </table:table-cell>
          <table:table-cell table:number-columns-repeated="6"/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-0.896" calcext:value-type="float">
            <text:p>-0,896</text:p>
          </table:table-cell>
          <table:table-cell table:number-columns-repeated="6"/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-0.634" calcext:value-type="float">
            <text:p>-0,634</text:p>
          </table:table-cell>
          <table:table-cell table:number-columns-repeated="6"/>
        </table:table-row>
        <table:table-row table:style-name="ro1">
          <table:table-cell office:value-type="float" office:value="7.65" calcext:value-type="float">
            <text:p>7,65</text:p>
          </table:table-cell>
          <table:table-cell office:value-type="float" office:value="-0.193" calcext:value-type="float">
            <text:p>-0,193</text:p>
          </table:table-cell>
          <table:table-cell table:number-columns-repeated="6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267" calcext:value-type="float">
            <text:p>0,267</text:p>
          </table:table-cell>
          <table:table-cell table:number-columns-repeated="6"/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0.577" calcext:value-type="float">
            <text:p>0,577</text:p>
          </table:table-cell>
          <table:table-cell table:number-columns-repeated="6"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878" calcext:value-type="float">
            <text:p>0,878</text:p>
          </table:table-cell>
          <table:table-cell table:number-columns-repeated="6"/>
        </table:table-row>
        <table:table-row table:style-name="ro1">
          <table:table-cell office:value-type="float" office:value="7.85" calcext:value-type="float">
            <text:p>7,85</text:p>
          </table:table-cell>
          <table:table-cell office:value-type="float" office:value="1.268" calcext:value-type="float">
            <text:p>1,268</text:p>
          </table:table-cell>
          <table:table-cell table:number-columns-repeated="6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.658" calcext:value-type="float">
            <text:p>1,658</text:p>
          </table:table-cell>
          <table:table-cell table:number-columns-repeated="6"/>
        </table:table-row>
        <table:table-row table:style-name="ro1">
          <table:table-cell office:value-type="float" office:value="7.95" calcext:value-type="float">
            <text:p>7,95</text:p>
          </table:table-cell>
          <table:table-cell office:value-type="float" office:value="1.836" calcext:value-type="float">
            <text:p>1,83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1" calcext:value-type="float">
            <text:p>2,01</text:p>
          </table:table-cell>
          <table:table-cell table:number-columns-repeated="6"/>
        </table:table-row>
        <table:table-row table:style-name="ro1">
          <table:table-cell office:value-type="float" office:value="8.05" calcext:value-type="float">
            <text:p>8,05</text:p>
          </table:table-cell>
          <table:table-cell office:value-type="float" office:value="2.108" calcext:value-type="float">
            <text:p>2,108</text:p>
          </table:table-cell>
          <table:table-cell table:number-columns-repeated="6"/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2.198" calcext:value-type="float">
            <text:p>2,198</text:p>
          </table:table-cell>
          <table:table-cell table:number-columns-repeated="6"/>
        </table:table-row>
        <table:table-row table:style-name="ro1">
          <table:table-cell office:value-type="float" office:value="8.15" calcext:value-type="float">
            <text:p>8,15</text:p>
          </table:table-cell>
          <table:table-cell office:value-type="float" office:value="2.187" calcext:value-type="float">
            <text:p>2,187</text:p>
          </table:table-cell>
          <table:table-cell table:number-columns-repeated="6"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2.176" calcext:value-type="float">
            <text:p>2,176</text:p>
          </table:table-cell>
          <table:table-cell table:number-columns-repeated="6"/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1.972" calcext:value-type="float">
            <text:p>1,972</text:p>
          </table:table-cell>
          <table:table-cell table:number-columns-repeated="6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1.752" calcext:value-type="float">
            <text:p>1,752</text:p>
          </table:table-cell>
          <table:table-cell table:number-columns-repeated="6"/>
        </table:table-row>
        <table:table-row table:style-name="ro1">
          <table:table-cell office:value-type="float" office:value="8.35" calcext:value-type="float">
            <text:p>8,35</text:p>
          </table:table-cell>
          <table:table-cell office:value-type="float" office:value="1.525" calcext:value-type="float">
            <text:p>1,525</text:p>
          </table:table-cell>
          <table:table-cell table:number-columns-repeated="6"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1.298" calcext:value-type="float">
            <text:p>1,298</text:p>
          </table:table-cell>
          <table:table-cell table:number-columns-repeated="6"/>
        </table:table-row>
        <table:table-row table:style-name="ro1">
          <table:table-cell office:value-type="float" office:value="8.45" calcext:value-type="float">
            <text:p>8,45</text:p>
          </table:table-cell>
          <table:table-cell office:value-type="float" office:value="0.872" calcext:value-type="float">
            <text:p>0,872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446" calcext:value-type="float">
            <text:p>0,446</text:p>
          </table:table-cell>
          <table:table-cell table:number-columns-repeated="6"/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0.195" calcext:value-type="float">
            <text:p>0,195</text:p>
          </table:table-cell>
          <table:table-cell table:number-columns-repeated="6"/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-0.056" calcext:value-type="float">
            <text:p>-0,056</text:p>
          </table:table-cell>
          <table:table-cell table:number-columns-repeated="6"/>
        </table:table-row>
      </table:table>
      <table:table table:name="Messung_Rad_05A_gen-points" table:style-name="ta1">
        <table:shapes>
          <draw:frame draw:z-index="0" draw:style-name="gr1" draw:text-style-name="P1" svg:width="15.999cm" svg:height="8.999cm" svg:x="6.691cm" svg:y="2.478cm">
            <draw:object draw:notify-on-update-of-ranges="'Messung_Rad_05A_gen-points'.A2:'Messung_Rad_05A_gen-points'.A155 'Messung_Rad_05A_gen-points'.B1:'Messung_Rad_05A_gen-points'.B1 'Messung_Rad_05A_gen-points'.B2:'Messung_Rad_05A_gen-points'.B1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1" draw:name="Linie 1" draw:style-name="gr2" draw:text-style-name="P2" svg:x1="13.041cm" svg:y1="2.813cm" svg:x2="13.041cm" svg:y2="10.038cm">
            <text:p/>
          </draw:line>
          <draw:frame draw:z-index="2" draw:name="Textrahmen 1" draw:style-name="gr3" draw:text-style-name="P4" svg:width="5.449cm" svg:height="0.937cm" svg:x="12.779cm" svg:y="2.747cm">
            <draw:text-box>
              <text:p text:style-name="P3"><text:span text:style-name="T1">Beginn freie Schwingung</text:span></text:p>
            </draw:text-box>
          </draw:frame>
          <draw:line draw:z-index="3" draw:name="Linie 3" draw:style-name="gr4" draw:text-style-name="P5" svg:x1="13.728cm" svg:y1="6.285cm" svg:x2="16.601cm" svg:y2="6.273cm">
            <text:p/>
          </draw:line>
          <draw:frame draw:z-index="4" draw:name="Textrahmen 3" draw:style-name="gr5" draw:text-style-name="P7" svg:width="1.583cm" svg:height="0.947cm" svg:x="15.175cm" svg:y="6.31cm">
            <draw:text-box>
              <text:p text:style-name="P6"><text:span text:style-name="T2">T</text:span><text:span text:style-name="T3">D,exp,0A</text:span></text:p>
            </draw:text-box>
          </draw:frame>
          <draw:line draw:z-index="5" draw:name="Linie 4" draw:style-name="gr6" draw:text-style-name="P5" svg:x1="13.059cm" svg:y1="6.261cm" svg:x2="13.053cm" svg:y2="3.442cm">
            <text:p/>
          </draw:line>
          <draw:line draw:z-index="6" draw:name="Linie 5" draw:style-name="gr6" draw:text-style-name="P5" svg:x1="15.92cm" svg:y1="6.286cm" svg:x2="15.896cm" svg:y2="4.149cm">
            <text:p/>
          </draw:line>
          <draw:frame draw:z-index="7" draw:name="Textrahmen 4" draw:style-name="gr5" draw:text-style-name="P7" svg:width="2.07cm" svg:height="0.947cm" svg:x="12.979cm" svg:y="3.516cm">
            <draw:text-box>
              <text:p text:style-name="P6"><text:span text:style-name="T4">A</text:span><text:span text:style-name="T3">0,exp,0,5A</text:span></text:p>
            </draw:text-box>
          </draw:frame>
          <draw:frame draw:z-index="8" draw:name="Textrahmen 5" draw:style-name="gr5" draw:text-style-name="P7" svg:width="2.07cm" svg:height="0.947cm" svg:x="15.772cm" svg:y="4.138cm">
            <draw:text-box>
              <text:p text:style-name="P6"><text:span text:style-name="T4">A</text:span><text:span text:style-name="T3">1,exp,0,5A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 (s)</text:p>
          </table:table-cell>
          <table:table-cell table:style-name="ce1" office:value-type="string" calcext:value-type="string">
            <text:p>φ (rad)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57" calcext:value-type="float">
            <text:p>0,057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58" calcext:value-type="float">
            <text:p>0,058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67" calcext:value-type="float">
            <text:p>0,067</text:p>
          </table:table-cell>
          <table:table-cell table:number-columns-repeated="5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76" calcext:value-type="float">
            <text:p>0,076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81" calcext:value-type="float">
            <text:p>0,081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83" calcext:value-type="float">
            <text:p>0,083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83" calcext:value-type="float">
            <text:p>0,083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8" calcext:value-type="float">
            <text:p>0,08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77" calcext:value-type="float">
            <text:p>0,077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73" calcext:value-type="float">
            <text:p>0,073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7" calcext:value-type="float">
            <text:p>0,07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68" calcext:value-type="float">
            <text:p>0,068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69" calcext:value-type="float">
            <text:p>0,069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73" calcext:value-type="float">
            <text:p>0,073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8" calcext:value-type="float">
            <text:p>0,08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82" calcext:value-type="float">
            <text:p>0,08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9" calcext:value-type="float">
            <text:p>0,069</text:p>
          </table:table-cell>
          <table:table-cell table:number-columns-repeated="5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048" calcext:value-type="float">
            <text:p>0,048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063" calcext:value-type="float">
            <text:p>0,063</text:p>
          </table:table-cell>
          <table:table-cell table:number-columns-repeated="5"/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159" calcext:value-type="float">
            <text:p>0,159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295" calcext:value-type="float">
            <text:p>0,295</text:p>
          </table:table-cell>
          <table:table-cell table:number-columns-repeated="5"/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482" calcext:value-type="float">
            <text:p>0,482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613" calcext:value-type="float">
            <text:p>0,613</text:p>
          </table:table-cell>
          <table:table-cell table:number-columns-repeated="5"/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882" calcext:value-type="float">
            <text:p>0,882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175" calcext:value-type="float">
            <text:p>1,175</text:p>
          </table:table-cell>
          <table:table-cell table:number-columns-repeated="5"/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1.385" calcext:value-type="float">
            <text:p>1,385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641" calcext:value-type="float">
            <text:p>1,641</text:p>
          </table:table-cell>
          <table:table-cell table:number-columns-repeated="5"/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.856" calcext:value-type="float">
            <text:p>1,856</text:p>
          </table:table-cell>
          <table:table-cell table:number-columns-repeated="3"/>
          <table:table-cell office:value-type="string" calcext:value-type="string">
            <text:p>T=</text:p>
          </table:table-cell>
          <table:table-cell office:value-type="string" calcext:value-type="string">
            <text:p>5,3-3,4=1,9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2.065" calcext:value-type="float">
            <text:p>2,065</text:p>
          </table:table-cell>
          <table:table-cell table:number-columns-repeated="5"/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2.215" calcext:value-type="float">
            <text:p>2,215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2.358" calcext:value-type="float">
            <text:p>2,358</text:p>
          </table:table-cell>
          <table:table-cell table:number-columns-repeated="3"/>
          <table:table-cell office:value-type="string" calcext:value-type="string">
            <text:p>A_0=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2.466" calcext:value-type="float">
            <text:p>2,466</text:p>
          </table:table-cell>
          <table:table-cell table:number-columns-repeated="3"/>
          <table:table-cell office:value-type="string" calcext:value-type="string">
            <text:p>A_1=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.511" calcext:value-type="float">
            <text:p>2,511</text:p>
          </table:table-cell>
          <table:table-cell table:number-columns-repeated="5"/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2.515" calcext:value-type="float">
            <text:p>2,515</text:p>
          </table:table-cell>
          <table:table-cell table:number-columns-repeated="5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.511" calcext:value-type="float">
            <text:p>2,511</text:p>
          </table:table-cell>
          <table:table-cell table:number-columns-repeated="5"/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2.51" calcext:value-type="float">
            <text:p>2,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12" calcext:value-type="float">
            <text:p>2,512</text:p>
          </table:table-cell>
          <table:table-cell table:number-columns-repeated="5"/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2.513" calcext:value-type="float">
            <text:p>2,513</text:p>
          </table:table-cell>
          <table:table-cell table:number-columns-repeated="5"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.513" calcext:value-type="float">
            <text:p>2,513</text:p>
          </table:table-cell>
          <table:table-cell table:number-columns-repeated="5"/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2.513" calcext:value-type="float">
            <text:p>2,513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513" calcext:value-type="float">
            <text:p>2,513</text:p>
          </table:table-cell>
          <table:table-cell table:number-columns-repeated="5"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2.514" calcext:value-type="float">
            <text:p>2,514</text:p>
          </table:table-cell>
          <table:table-cell table:number-columns-repeated="5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2.514" calcext:value-type="float">
            <text:p>2,514</text:p>
          </table:table-cell>
          <table:table-cell table:number-columns-repeated="5"/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2.509" calcext:value-type="float">
            <text:p>2,509</text:p>
          </table:table-cell>
          <table:table-cell table:number-columns-repeated="5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2.503" calcext:value-type="float">
            <text:p>2,503</text:p>
          </table:table-cell>
          <table:table-cell table:number-columns-repeated="5"/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2.499" calcext:value-type="float">
            <text:p>2,499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499" calcext:value-type="float">
            <text:p>2,499</text:p>
          </table:table-cell>
          <table:table-cell table:number-columns-repeated="5"/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2.5" calcext:value-type="float">
            <text:p>2,5</text:p>
          </table:table-cell>
          <table:table-cell table:number-columns-repeated="5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2.499" calcext:value-type="float">
            <text:p>2,499</text:p>
          </table:table-cell>
          <table:table-cell table:number-columns-repeated="5"/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2.496" calcext:value-type="float">
            <text:p>2,496</text:p>
          </table:table-cell>
          <table:table-cell table:number-columns-repeated="5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.49" calcext:value-type="float">
            <text:p>2,49</text:p>
          </table:table-cell>
          <table:table-cell table:number-columns-repeated="5"/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471" calcext:value-type="float">
            <text:p>2,471</text:p>
          </table:table-cell>
          <table:table-cell table:number-columns-repeated="5"/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2.47" calcext:value-type="float">
            <text:p>2,47</text:p>
          </table:table-cell>
          <table:table-cell table:number-columns-repeated="5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482" calcext:value-type="float">
            <text:p>2,482</text:p>
          </table:table-cell>
          <table:table-cell table:number-columns-repeated="5"/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2.477" calcext:value-type="float">
            <text:p>2,4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99" calcext:value-type="float">
            <text:p>2,399</text:p>
          </table:table-cell>
          <table:table-cell table:number-columns-repeated="5"/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2.247" calcext:value-type="float">
            <text:p>2,247</text:p>
          </table:table-cell>
          <table:table-cell table:number-columns-repeated="5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085" calcext:value-type="float">
            <text:p>2,085</text:p>
          </table:table-cell>
          <table:table-cell table:number-columns-repeated="5"/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1.675" calcext:value-type="float">
            <text:p>1,675</text:p>
          </table:table-cell>
          <table:table-cell table:number-columns-repeated="5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.478" calcext:value-type="float">
            <text:p>1,478</text:p>
          </table:table-cell>
          <table:table-cell table:number-columns-repeated="5"/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1.029" calcext:value-type="float">
            <text:p>1,029</text:p>
          </table:table-cell>
          <table:table-cell table:number-columns-repeated="5"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0.689" calcext:value-type="float">
            <text:p>0,689</text:p>
          </table:table-cell>
          <table:table-cell table:number-columns-repeated="5"/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0.502" calcext:value-type="float">
            <text:p>0,502</text:p>
          </table:table-cell>
          <table:table-cell table:number-columns-repeated="5"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-0.05" calcext:value-type="float">
            <text:p>-0,05</text:p>
          </table:table-cell>
          <table:table-cell table:number-columns-repeated="5"/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-0.451" calcext:value-type="float">
            <text:p>-0,451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-0.787" calcext:value-type="float">
            <text:p>-0,787</text:p>
          </table:table-cell>
          <table:table-cell table:number-columns-repeated="5"/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-0.993" calcext:value-type="float">
            <text:p>-0,993</text:p>
          </table:table-cell>
          <table:table-cell table:number-columns-repeated="5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-1.339" calcext:value-type="float">
            <text:p>-1,339</text:p>
          </table:table-cell>
          <table:table-cell table:number-columns-repeated="5"/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-1.578" calcext:value-type="float">
            <text:p>-1,578</text:p>
          </table:table-cell>
          <table:table-cell table:number-columns-repeated="5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-1.736" calcext:value-type="float">
            <text:p>-1,736</text:p>
          </table:table-cell>
          <table:table-cell table:number-columns-repeated="5"/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-1.914" calcext:value-type="float">
            <text:p>-1,914</text:p>
          </table:table-cell>
          <table:table-cell table:number-columns-repeated="5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-2.011" calcext:value-type="float">
            <text:p>-2,011</text:p>
          </table:table-cell>
          <table:table-cell table:number-columns-repeated="5"/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-2.082" calcext:value-type="float">
            <text:p>-2,082</text:p>
          </table:table-cell>
          <table:table-cell table:number-columns-repeated="5"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-2.109" calcext:value-type="float">
            <text:p>-2,109</text:p>
          </table:table-cell>
          <table:table-cell table:number-columns-repeated="5"/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-2.066" calcext:value-type="float">
            <text:p>-2,06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965" calcext:value-type="float">
            <text:p>-1,965</text:p>
          </table:table-cell>
          <table:table-cell table:number-columns-repeated="5"/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-1.839" calcext:value-type="float">
            <text:p>-1,839</text:p>
          </table:table-cell>
          <table:table-cell table:number-columns-repeated="5"/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-1.64" calcext:value-type="float">
            <text:p>-1,64</text:p>
          </table:table-cell>
          <table:table-cell table:number-columns-repeated="5"/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-1.393" calcext:value-type="float">
            <text:p>-1,393</text:p>
          </table:table-cell>
          <table:table-cell table:number-columns-repeated="5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-1.172" calcext:value-type="float">
            <text:p>-1,172</text:p>
          </table:table-cell>
          <table:table-cell table:number-columns-repeated="5"/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-0.829" calcext:value-type="float">
            <text:p>-0,829</text:p>
          </table:table-cell>
          <table:table-cell table:number-columns-repeated="5"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-0.527" calcext:value-type="float">
            <text:p>-0,527</text:p>
          </table:table-cell>
          <table:table-cell table:number-columns-repeated="5"/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-0.191" calcext:value-type="float">
            <text:p>-0,191</text:p>
          </table:table-cell>
          <table:table-cell table:number-columns-repeated="5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0.173" calcext:value-type="float">
            <text:p>0,173</text:p>
          </table:table-cell>
          <table:table-cell table:number-columns-repeated="5"/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0.628" calcext:value-type="float">
            <text:p>0,628</text:p>
          </table:table-cell>
          <table:table-cell table:number-columns-repeated="5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897" calcext:value-type="float">
            <text:p>0,897</text:p>
          </table:table-cell>
          <table:table-cell table:number-columns-repeated="5"/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1.117" calcext:value-type="float">
            <text:p>1,117</text:p>
          </table:table-cell>
          <table:table-cell table:number-columns-repeated="5"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1.326" calcext:value-type="float">
            <text:p>1,326</text:p>
          </table:table-cell>
          <table:table-cell table:number-columns-repeated="5"/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1.547" calcext:value-type="float">
            <text:p>1,547</text:p>
          </table:table-cell>
          <table:table-cell table:number-columns-repeated="5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.721" calcext:value-type="float">
            <text:p>1,721</text:p>
          </table:table-cell>
          <table:table-cell table:number-columns-repeated="5"/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1.809" calcext:value-type="float">
            <text:p>1,809</text:p>
          </table:table-cell>
          <table:table-cell table:number-columns-repeated="5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.856" calcext:value-type="float">
            <text:p>1,856</text:p>
          </table:table-cell>
          <table:table-cell table:number-columns-repeated="5"/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1.849" calcext:value-type="float">
            <text:p>1,849</text:p>
          </table:table-cell>
          <table:table-cell table:number-columns-repeated="5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1.765" calcext:value-type="float">
            <text:p>1,765</text:p>
          </table:table-cell>
          <table:table-cell table:number-columns-repeated="5"/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1.631" calcext:value-type="float">
            <text:p>1,63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22" calcext:value-type="float">
            <text:p>1,522</text:p>
          </table:table-cell>
          <table:table-cell table:number-columns-repeated="5"/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1.24" calcext:value-type="float">
            <text:p>1,24</text:p>
          </table:table-cell>
          <table:table-cell table:number-columns-repeated="5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1.03" calcext:value-type="float">
            <text:p>1,03</text:p>
          </table:table-cell>
          <table:table-cell table:number-columns-repeated="5"/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0.729" calcext:value-type="float">
            <text:p>0,729</text:p>
          </table:table-cell>
          <table:table-cell table:number-columns-repeated="5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497" calcext:value-type="float">
            <text:p>0,497</text:p>
          </table:table-cell>
          <table:table-cell table:number-columns-repeated="5"/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0.151" calcext:value-type="float">
            <text:p>0,151</text:p>
          </table:table-cell>
          <table:table-cell table:number-columns-repeated="5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-0.141" calcext:value-type="float">
            <text:p>-0,141</text:p>
          </table:table-cell>
          <table:table-cell table:number-columns-repeated="5"/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-0.439" calcext:value-type="float">
            <text:p>-0,439</text:p>
          </table:table-cell>
          <table:table-cell table:number-columns-repeated="5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-0.661" calcext:value-type="float">
            <text:p>-0,661</text:p>
          </table:table-cell>
          <table:table-cell table:number-columns-repeated="5"/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-0.901" calcext:value-type="float">
            <text:p>-0,901</text:p>
          </table:table-cell>
          <table:table-cell table:number-columns-repeated="5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-1.047" calcext:value-type="float">
            <text:p>-1,047</text:p>
          </table:table-cell>
          <table:table-cell table:number-columns-repeated="5"/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-1.285" calcext:value-type="float">
            <text:p>-1,285</text:p>
          </table:table-cell>
          <table:table-cell table:number-columns-repeated="5"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-1.394" calcext:value-type="float">
            <text:p>-1,394</text:p>
          </table:table-cell>
          <table:table-cell table:number-columns-repeated="5"/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-1.514" calcext:value-type="float">
            <text:p>-1,514</text:p>
          </table:table-cell>
          <table:table-cell table:number-columns-repeated="5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-1.558" calcext:value-type="float">
            <text:p>-1,558</text:p>
          </table:table-cell>
          <table:table-cell table:number-columns-repeated="5"/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-1.558" calcext:value-type="float">
            <text:p>-1,558</text:p>
          </table:table-cell>
          <table:table-cell table:number-columns-repeated="5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-1.523" calcext:value-type="float">
            <text:p>-1,523</text:p>
          </table:table-cell>
          <table:table-cell table:number-columns-repeated="5"/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-1.454" calcext:value-type="float">
            <text:p>-1,454</text:p>
          </table:table-cell>
          <table:table-cell table:number-columns-repeated="5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-1.361" calcext:value-type="float">
            <text:p>-1,361</text:p>
          </table:table-cell>
          <table:table-cell table:number-columns-repeated="5"/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-1.231" calcext:value-type="float">
            <text:p>-1,23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.055" calcext:value-type="float">
            <text:p>-1,055</text:p>
          </table:table-cell>
          <table:table-cell table:number-columns-repeated="5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-0.879" calcext:value-type="float">
            <text:p>-0,879</text:p>
          </table:table-cell>
          <table:table-cell table:number-columns-repeated="5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-0.638" calcext:value-type="float">
            <text:p>-0,638</text:p>
          </table:table-cell>
          <table:table-cell table:number-columns-repeated="5"/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-0.409" calcext:value-type="float">
            <text:p>-0,409</text:p>
          </table:table-cell>
          <table:table-cell table:number-columns-repeated="5"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-0.184" calcext:value-type="float">
            <text:p>-0,184</text:p>
          </table:table-cell>
          <table:table-cell table:number-columns-repeated="5"/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0.116" calcext:value-type="float">
            <text:p>0,116</text:p>
          </table:table-cell>
          <table:table-cell table:number-columns-repeated="5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364" calcext:value-type="float">
            <text:p>0,364</text:p>
          </table:table-cell>
          <table:table-cell table:number-columns-repeated="5"/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0.596" calcext:value-type="float">
            <text:p>0,596</text:p>
          </table:table-cell>
          <table:table-cell table:number-columns-repeated="5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792" calcext:value-type="float">
            <text:p>0,792</text:p>
          </table:table-cell>
          <table:table-cell table:number-columns-repeated="5"/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1.005" calcext:value-type="float">
            <text:p>1,005</text:p>
          </table:table-cell>
          <table:table-cell table:number-columns-repeated="5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.149" calcext:value-type="float">
            <text:p>1,149</text:p>
          </table:table-cell>
          <table:table-cell table:number-columns-repeated="5"/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1.275" calcext:value-type="float">
            <text:p>1,275</text:p>
          </table:table-cell>
          <table:table-cell table:number-columns-repeated="5"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1.347" calcext:value-type="float">
            <text:p>1,347</text:p>
          </table:table-cell>
          <table:table-cell table:number-columns-repeated="5"/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1.379" calcext:value-type="float">
            <text:p>1,379</text:p>
          </table:table-cell>
          <table:table-cell table:number-columns-repeated="5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.388" calcext:value-type="float">
            <text:p>1,388</text:p>
          </table:table-cell>
          <table:table-cell table:number-columns-repeated="5"/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1.348" calcext:value-type="float">
            <text:p>1,348</text:p>
          </table:table-cell>
          <table:table-cell table:number-columns-repeated="5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1.283" calcext:value-type="float">
            <text:p>1,283</text:p>
          </table:table-cell>
          <table:table-cell table:number-columns-repeated="5"/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1.169" calcext:value-type="float">
            <text:p>1,169</text:p>
          </table:table-cell>
          <table:table-cell table:number-columns-repeated="5"/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988" calcext:value-type="float">
            <text:p>0,988</text:p>
          </table:table-cell>
          <table:table-cell table:number-columns-repeated="5"/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0.843" calcext:value-type="float">
            <text:p>0,84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35" calcext:value-type="float">
            <text:p>0,635</text:p>
          </table:table-cell>
          <table:table-cell table:number-columns-repeated="5"/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0.426" calcext:value-type="float">
            <text:p>0,426</text:p>
          </table:table-cell>
          <table:table-cell table:number-columns-repeated="5"/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228" calcext:value-type="float">
            <text:p>0,228</text:p>
          </table:table-cell>
          <table:table-cell table:number-columns-repeated="5"/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-0.004" calcext:value-type="float">
            <text:p>-0,004</text:p>
          </table:table-cell>
          <table:table-cell table:number-columns-repeated="5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-0.232" calcext:value-type="float">
            <text:p>-0,232</text:p>
          </table:table-cell>
          <table:table-cell table:number-columns-repeated="5"/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-0.409" calcext:value-type="float">
            <text:p>-0,409</text:p>
          </table:table-cell>
          <table:table-cell table:number-columns-repeated="5"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-0.615" calcext:value-type="float">
            <text:p>-0,615</text:p>
          </table:table-cell>
          <table:table-cell table:number-columns-repeated="5"/>
        </table:table-row>
        <table:table-row table:style-name="ro1">
          <table:table-cell office:value-type="float" office:value="7.35" calcext:value-type="float">
            <text:p>7,35</text:p>
          </table:table-cell>
          <table:table-cell office:value-type="float" office:value="-0.76" calcext:value-type="float">
            <text:p>-0,76</text:p>
          </table:table-cell>
          <table:table-cell table:number-columns-repeated="5"/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-0.904" calcext:value-type="float">
            <text:p>-0,904</text:p>
          </table:table-cell>
          <table:table-cell table:number-columns-repeated="5"/>
        </table:table-row>
        <table:table-row table:style-name="ro1">
          <table:table-cell office:value-type="float" office:value="7.45" calcext:value-type="float">
            <text:p>7,45</text:p>
          </table:table-cell>
          <table:table-cell office:value-type="float" office:value="-1.038" calcext:value-type="float">
            <text:p>-1,038</text:p>
          </table:table-cell>
          <table:table-cell table:number-columns-repeated="5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-1.106" calcext:value-type="float">
            <text:p>-1,106</text:p>
          </table:table-cell>
          <table:table-cell table:number-columns-repeated="5"/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-1.146" calcext:value-type="float">
            <text:p>-1,146</text:p>
          </table:table-cell>
          <table:table-cell table:number-columns-repeated="5"/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-1.169" calcext:value-type="float">
            <text:p>-1,169</text:p>
          </table:table-cell>
          <table:table-cell table:number-columns-repeated="5"/>
        </table:table-row>
        <table:table-row table:style-name="ro1">
          <table:table-cell office:value-type="float" office:value="7.65" calcext:value-type="float">
            <text:p>7,65</text:p>
          </table:table-cell>
          <table:table-cell office:value-type="float" office:value="-1.156" calcext:value-type="float">
            <text:p>-1,156</text:p>
          </table:table-cell>
          <table:table-cell table:number-columns-repeated="5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-1.103" calcext:value-type="float">
            <text:p>-1,103</text:p>
          </table:table-cell>
          <table:table-cell table:number-columns-repeated="5"/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-1.027" calcext:value-type="float">
            <text:p>-1,027</text:p>
          </table:table-cell>
          <table:table-cell table:number-columns-repeated="5"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-0.944" calcext:value-type="float">
            <text:p>-0,944</text:p>
          </table:table-cell>
          <table:table-cell table:number-columns-repeated="5"/>
        </table:table-row>
        <table:table-row table:style-name="ro1">
          <table:table-cell office:value-type="float" office:value="7.85" calcext:value-type="float">
            <text:p>7,85</text:p>
          </table:table-cell>
          <table:table-cell office:value-type="float" office:value="-0.814" calcext:value-type="float">
            <text:p>-0,814</text:p>
          </table:table-cell>
          <table:table-cell table:number-columns-repeated="5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-0.675" calcext:value-type="float">
            <text:p>-0,675</text:p>
          </table:table-cell>
          <table:table-cell table:number-columns-repeated="5"/>
        </table:table-row>
        <table:table-row table:style-name="ro1">
          <table:table-cell office:value-type="float" office:value="7.95" calcext:value-type="float">
            <text:p>7,95</text:p>
          </table:table-cell>
          <table:table-cell office:value-type="float" office:value="-0.528" calcext:value-type="float">
            <text:p>-0,52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356" calcext:value-type="float">
            <text:p>-0,356</text:p>
          </table:table-cell>
          <table:table-cell table:number-columns-repeated="5"/>
        </table:table-row>
        <table:table-row table:style-name="ro1">
          <table:table-cell office:value-type="float" office:value="8.05" calcext:value-type="float">
            <text:p>8,05</text:p>
          </table:table-cell>
          <table:table-cell office:value-type="float" office:value="-0.17" calcext:value-type="float">
            <text:p>-0,17</text:p>
          </table:table-cell>
          <table:table-cell table:number-columns-repeated="5"/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016" calcext:value-type="float">
            <text:p>0,016</text:p>
          </table:table-cell>
          <table:table-cell table:number-columns-repeated="5"/>
        </table:table-row>
        <table:table-row table:style-name="ro1">
          <table:table-cell office:value-type="float" office:value="8.15" calcext:value-type="float">
            <text:p>8,15</text:p>
          </table:table-cell>
          <table:table-cell office:value-type="float" office:value="0.229" calcext:value-type="float">
            <text:p>0,229</text:p>
          </table:table-cell>
          <table:table-cell table:number-columns-repeated="5"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95" calcext:value-type="float">
            <text:p>0,395</text:p>
          </table:table-cell>
          <table:table-cell table:number-columns-repeated="5"/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0.566" calcext:value-type="float">
            <text:p>0,566</text:p>
          </table:table-cell>
          <table:table-cell table:number-columns-repeated="5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8" calcext:value-type="float">
            <text:p>0,68</text:p>
          </table:table-cell>
          <table:table-cell table:number-columns-repeated="5"/>
        </table:table-row>
        <table:table-row table:style-name="ro1">
          <table:table-cell office:value-type="float" office:value="8.35" calcext:value-type="float">
            <text:p>8,35</text:p>
          </table:table-cell>
          <table:table-cell office:value-type="float" office:value="0.844" calcext:value-type="float">
            <text:p>0,844</text:p>
          </table:table-cell>
          <table:table-cell table:number-columns-repeated="5"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911" calcext:value-type="float">
            <text:p>0,911</text:p>
          </table:table-cell>
          <table:table-cell table:number-columns-repeated="5"/>
        </table:table-row>
        <table:table-row table:style-name="ro1">
          <table:table-cell office:value-type="float" office:value="8.45" calcext:value-type="float">
            <text:p>8,45</text:p>
          </table:table-cell>
          <table:table-cell office:value-type="float" office:value="0.994" calcext:value-type="float">
            <text:p>0,994</text:p>
          </table:table-cell>
          <table:table-cell table:number-columns-repeated="5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1.037" calcext:value-type="float">
            <text:p>1,037</text:p>
          </table:table-cell>
          <table:table-cell table:number-columns-repeated="5"/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1.026" calcext:value-type="float">
            <text:p>1,026</text:p>
          </table:table-cell>
          <table:table-cell table:number-columns-repeated="5"/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994" calcext:value-type="float">
            <text:p>0,994</text:p>
          </table:table-cell>
          <table:table-cell table:number-columns-repeated="5"/>
        </table:table-row>
        <table:table-row table:style-name="ro1">
          <table:table-cell office:value-type="float" office:value="8.65" calcext:value-type="float">
            <text:p>8,65</text:p>
          </table:table-cell>
          <table:table-cell office:value-type="float" office:value="0.985" calcext:value-type="float">
            <text:p>0,985</text:p>
          </table:table-cell>
          <table:table-cell table:number-columns-repeated="5"/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907" calcext:value-type="float">
            <text:p>0,907</text:p>
          </table:table-cell>
          <table:table-cell table:number-columns-repeated="5"/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0.753" calcext:value-type="float">
            <text:p>0,753</text:p>
          </table:table-cell>
          <table:table-cell table:number-columns-repeated="5"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87" calcext:value-type="float">
            <text:p>0,687</text:p>
          </table:table-cell>
          <table:table-cell table:number-columns-repeated="5"/>
        </table:table-row>
        <table:table-row table:style-name="ro1">
          <table:table-cell office:value-type="float" office:value="8.85" calcext:value-type="float">
            <text:p>8,85</text:p>
          </table:table-cell>
          <table:table-cell office:value-type="float" office:value="0.557" calcext:value-type="float">
            <text:p>0,557</text:p>
          </table:table-cell>
          <table:table-cell table:number-columns-repeated="5"/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03" calcext:value-type="float">
            <text:p>0,403</text:p>
          </table:table-cell>
          <table:table-cell table:number-columns-repeated="5"/>
        </table:table-row>
        <table:table-row table:style-name="ro1">
          <table:table-cell office:value-type="float" office:value="8.95" calcext:value-type="float">
            <text:p>8,95</text:p>
          </table:table-cell>
          <table:table-cell office:value-type="float" office:value="0.251" calcext:value-type="float">
            <text:p>0,25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4" calcext:value-type="float">
            <text:p>0,084</text:p>
          </table:table-cell>
          <table:table-cell table:number-columns-repeated="5"/>
        </table:table-row>
        <table:table-row table:style-name="ro1">
          <table:table-cell office:value-type="float" office:value="9.05" calcext:value-type="float">
            <text:p>9,05</text:p>
          </table:table-cell>
          <table:table-cell office:value-type="float" office:value="-0.07" calcext:value-type="float">
            <text:p>-0,07</text:p>
          </table:table-cell>
          <table:table-cell table:number-columns-repeated="5"/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-0.249" calcext:value-type="float">
            <text:p>-0,249</text:p>
          </table:table-cell>
          <table:table-cell table:number-columns-repeated="5"/>
        </table:table-row>
        <table:table-row table:style-name="ro1">
          <table:table-cell office:value-type="float" office:value="9.15" calcext:value-type="float">
            <text:p>9,15</text:p>
          </table:table-cell>
          <table:table-cell office:value-type="float" office:value="-0.378" calcext:value-type="float">
            <text:p>-0,378</text:p>
          </table:table-cell>
          <table:table-cell table:number-columns-repeated="5"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-0.519" calcext:value-type="float">
            <text:p>-0,519</text:p>
          </table:table-cell>
          <table:table-cell table:number-columns-repeated="5"/>
        </table:table-row>
        <table:table-row table:style-name="ro1">
          <table:table-cell office:value-type="float" office:value="9.25" calcext:value-type="float">
            <text:p>9,25</text:p>
          </table:table-cell>
          <table:table-cell office:value-type="float" office:value="-0.62" calcext:value-type="float">
            <text:p>-0,62</text:p>
          </table:table-cell>
          <table:table-cell table:number-columns-repeated="5"/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-0.757" calcext:value-type="float">
            <text:p>-0,757</text:p>
          </table:table-cell>
          <table:table-cell table:number-columns-repeated="5"/>
        </table:table-row>
        <table:table-row table:style-name="ro1">
          <table:table-cell office:value-type="float" office:value="9.35" calcext:value-type="float">
            <text:p>9,35</text:p>
          </table:table-cell>
          <table:table-cell office:value-type="float" office:value="-0.796" calcext:value-type="float">
            <text:p>-0,796</text:p>
          </table:table-cell>
          <table:table-cell table:number-columns-repeated="5"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-0.848" calcext:value-type="float">
            <text:p>-0,848</text:p>
          </table:table-cell>
          <table:table-cell table:number-columns-repeated="5"/>
        </table:table-row>
        <table:table-row table:style-name="ro1">
          <table:table-cell office:value-type="float" office:value="9.45" calcext:value-type="float">
            <text:p>9,45</text:p>
          </table:table-cell>
          <table:table-cell office:value-type="float" office:value="-0.873" calcext:value-type="float">
            <text:p>-0,873</text:p>
          </table:table-cell>
          <table:table-cell table:number-columns-repeated="5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-0.883" calcext:value-type="float">
            <text:p>-0,883</text:p>
          </table:table-cell>
          <table:table-cell table:number-columns-repeated="5"/>
        </table:table-row>
        <table:table-row table:style-name="ro1">
          <table:table-cell office:value-type="float" office:value="9.55" calcext:value-type="float">
            <text:p>9,55</text:p>
          </table:table-cell>
          <table:table-cell office:value-type="float" office:value="-0.86" calcext:value-type="float">
            <text:p>-0,86</text:p>
          </table:table-cell>
          <table:table-cell table:number-columns-repeated="5"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-0.805" calcext:value-type="float">
            <text:p>-0,805</text:p>
          </table:table-cell>
          <table:table-cell table:number-columns-repeated="5"/>
        </table:table-row>
        <table:table-row table:style-name="ro1">
          <table:table-cell office:value-type="float" office:value="9.65" calcext:value-type="float">
            <text:p>9,65</text:p>
          </table:table-cell>
          <table:table-cell office:value-type="float" office:value="-0.733" calcext:value-type="float">
            <text:p>-0,733</text:p>
          </table:table-cell>
          <table:table-cell table:number-columns-repeated="5"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-0.634" calcext:value-type="float">
            <text:p>-0,634</text:p>
          </table:table-cell>
          <table:table-cell table:number-columns-repeated="5"/>
        </table:table-row>
        <table:table-row table:style-name="ro1">
          <table:table-cell office:value-type="float" office:value="9.75" calcext:value-type="float">
            <text:p>9,75</text:p>
          </table:table-cell>
          <table:table-cell office:value-type="float" office:value="-0.547" calcext:value-type="float">
            <text:p>-0,547</text:p>
          </table:table-cell>
          <table:table-cell table:number-columns-repeated="5"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-0.442" calcext:value-type="float">
            <text:p>-0,442</text:p>
          </table:table-cell>
          <table:table-cell table:number-columns-repeated="5"/>
        </table:table-row>
        <table:table-row table:style-name="ro1">
          <table:table-cell office:value-type="float" office:value="9.85" calcext:value-type="float">
            <text:p>9,85</text:p>
          </table:table-cell>
          <table:table-cell office:value-type="float" office:value="-0.306" calcext:value-type="float">
            <text:p>-0,306</text:p>
          </table:table-cell>
          <table:table-cell table:number-columns-repeated="5"/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-0.174" calcext:value-type="float">
            <text:p>-0,174</text:p>
          </table:table-cell>
          <table:table-cell table:number-columns-repeated="5"/>
        </table:table-row>
        <table:table-row table:style-name="ro1">
          <table:table-cell office:value-type="float" office:value="9.95" calcext:value-type="float">
            <text:p>9,95</text:p>
          </table:table-cell>
          <table:table-cell office:value-type="float" office:value="-0.014" calcext:value-type="float">
            <text:p>-0,014</text:p>
          </table:table-cell>
          <table:table-cell table:number-columns-repeated="5"/>
        </table:table-row>
      </table:table>
      <table:table table:name="Messung_Rad_21A_gen-points" table:style-name="ta1">
        <table:shapes>
          <draw:frame draw:z-index="0" draw:style-name="gr1" draw:text-style-name="P1" svg:width="15.999cm" svg:height="8.999cm" svg:x="7.877cm" svg:y="3.052cm">
            <draw:object draw:notify-on-update-of-ranges="'Messung_Rad_21A_gen-points'.A2:'Messung_Rad_21A_gen-points'.A155 'Messung_Rad_21A_gen-points'.B1:'Messung_Rad_21A_gen-points'.B1 'Messung_Rad_21A_gen-points'.B2:'Messung_Rad_21A_gen-points'.B1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1" draw:name="Linie 1" draw:style-name="gr2" draw:text-style-name="P2" svg:x1="17.727cm" svg:y1="3.387cm" svg:x2="17.727cm" svg:y2="10.612cm">
            <text:p/>
          </draw:line>
          <draw:frame draw:z-index="2" draw:name="Textrahmen 1" draw:style-name="gr3" draw:text-style-name="P4" svg:width="5.449cm" svg:height="0.937cm" svg:x="17.465cm" svg:y="3.321cm">
            <draw:text-box>
              <text:p text:style-name="P3"><text:span text:style-name="T1">Beginn freie Schwingung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 (s)</text:p>
          </table:table-cell>
          <table:table-cell table:style-name="ce1" office:value-type="string" calcext:value-type="string">
            <text:p>φ (rad)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264" calcext:value-type="float">
            <text:p>0,26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448" calcext:value-type="float">
            <text:p>0,448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602" calcext:value-type="float">
            <text:p>0,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029" calcext:value-type="float">
            <text:p>1,029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1.128" calcext:value-type="float">
            <text:p>1,128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289" calcext:value-type="float">
            <text:p>1,289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1.366" calcext:value-type="float">
            <text:p>1,366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531" calcext:value-type="float">
            <text:p>1,531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1.603" calcext:value-type="float">
            <text:p>1,603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678" calcext:value-type="float">
            <text:p>1,678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1.721" calcext:value-type="float">
            <text:p>1,72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773" calcext:value-type="float">
            <text:p>1,773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.819" calcext:value-type="float">
            <text:p>1,819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872" calcext:value-type="float">
            <text:p>1,872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1.947" calcext:value-type="float">
            <text:p>1,947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2.022" calcext:value-type="float">
            <text:p>2,022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2.073" calcext:value-type="float">
            <text:p>2,073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2.172" calcext:value-type="float">
            <text:p>2,172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.213" calcext:value-type="float">
            <text:p>2,213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2.241" calcext:value-type="float">
            <text:p>2,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2.291" calcext:value-type="float">
            <text:p>2,291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2.339" calcext:value-type="float">
            <text:p>2,339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367" calcext:value-type="float">
            <text:p>2,367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2.386" calcext:value-type="float">
            <text:p>2,386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2.388" calcext:value-type="float">
            <text:p>2,388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2.383" calcext:value-type="float">
            <text:p>2,383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2.382" calcext:value-type="float">
            <text:p>2,382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386" calcext:value-type="float">
            <text:p>2,386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2.386" calcext:value-type="float">
            <text:p>2,386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2.377" calcext:value-type="float">
            <text:p>2,377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.368" calcext:value-type="float">
            <text:p>2,368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2.371" calcext:value-type="float">
            <text:p>2,371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374" calcext:value-type="float">
            <text:p>2,374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2.374" calcext:value-type="float">
            <text:p>2,374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371" calcext:value-type="float">
            <text:p>2,371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2.368" calcext:value-type="float">
            <text:p>2,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69" calcext:value-type="float">
            <text:p>2,369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2.373" calcext:value-type="float">
            <text:p>2,373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375" calcext:value-type="float">
            <text:p>2,375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2.373" calcext:value-type="float">
            <text:p>2,373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.369" calcext:value-type="float">
            <text:p>2,369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2.365" calcext:value-type="float">
            <text:p>2,365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.363" calcext:value-type="float">
            <text:p>2,363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2.361" calcext:value-type="float">
            <text:p>2,361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2.361" calcext:value-type="float">
            <text:p>2,361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2.363" calcext:value-type="float">
            <text:p>2,363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369" calcext:value-type="float">
            <text:p>2,369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2.377" calcext:value-type="float">
            <text:p>2,377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2.385" calcext:value-type="float">
            <text:p>2,385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2.393" calcext:value-type="float">
            <text:p>2,393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2.394" calcext:value-type="float">
            <text:p>2,394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2.394" calcext:value-type="float">
            <text:p>2,394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2.394" calcext:value-type="float">
            <text:p>2,394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2.394" calcext:value-type="float">
            <text:p>2,394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2.393" calcext:value-type="float">
            <text:p>2,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94" calcext:value-type="float">
            <text:p>2,394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2.397" calcext:value-type="float">
            <text:p>2,397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2.403" calcext:value-type="float">
            <text:p>2,403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2.407" calcext:value-type="float">
            <text:p>2,407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2.411" calcext:value-type="float">
            <text:p>2,411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2.413" calcext:value-type="float">
            <text:p>2,413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406" calcext:value-type="float">
            <text:p>2,406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2.407" calcext:value-type="float">
            <text:p>2,40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414" calcext:value-type="float">
            <text:p>2,414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2.421" calcext:value-type="float">
            <text:p>2,421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2.401" calcext:value-type="float">
            <text:p>2,401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2.185" calcext:value-type="float">
            <text:p>2,18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2.091" calcext:value-type="float">
            <text:p>2,091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.877" calcext:value-type="float">
            <text:p>1,877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1.705" calcext:value-type="float">
            <text:p>1,705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1.525" calcext:value-type="float">
            <text:p>1,525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1.359" calcext:value-type="float">
            <text:p>1,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6" calcext:value-type="float">
            <text:p>1,166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1.024" calcext:value-type="float">
            <text:p>1,024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909" calcext:value-type="float">
            <text:p>0,909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0.768" calcext:value-type="float">
            <text:p>0,768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652" calcext:value-type="float">
            <text:p>0,65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0.534" calcext:value-type="float">
            <text:p>0,534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433" calcext:value-type="float">
            <text:p>0,433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263" calcext:value-type="float">
            <text:p>0,263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0.203" calcext:value-type="float">
            <text:p>0,20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158" calcext:value-type="float">
            <text:p>0,158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-0.005" calcext:value-type="float">
            <text:p>-0,005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-0.006" calcext:value-type="float">
            <text:p>-0,00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-0.008" calcext:value-type="float">
            <text:p>-0,008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-0.011" calcext:value-type="float">
            <text:p>-0,011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-0.012" calcext:value-type="float">
            <text:p>-0,012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-0.006" calcext:value-type="float">
            <text:p>-0,00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-0.009" calcext:value-type="float">
            <text:p>-0,009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-0.011" calcext:value-type="float">
            <text:p>-0,011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-0.011" calcext:value-type="float">
            <text:p>-0,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-0.003" calcext:value-type="float">
            <text:p>-0,003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008" calcext:value-type="float">
            <text:p>0,008</text:p>
          </table:table-cell>
        </table:table-row>
      </table:table>
      <table:table table:name="Messung_Rad_25A_gen-points" table:style-name="ta1">
        <table:shapes>
          <draw:frame draw:z-index="0" draw:style-name="gr1" draw:text-style-name="P1" svg:width="15.999cm" svg:height="8.999cm" svg:x="5.889cm" svg:y="2.341cm">
            <draw:object draw:notify-on-update-of-ranges="'Messung_Rad_25A_gen-points'.A2:'Messung_Rad_25A_gen-points'.A155 'Messung_Rad_25A_gen-points'.B1:'Messung_Rad_25A_gen-points'.B1 'Messung_Rad_25A_gen-points'.B2:'Messung_Rad_25A_gen-points'.B15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line draw:z-index="1" draw:name="Linie 1" draw:style-name="gr2" draw:text-style-name="P2" svg:x1="14.639cm" svg:y1="2.676cm" svg:x2="14.639cm" svg:y2="9.901cm">
            <text:p text:style-name="P5"/>
          </draw:line>
          <draw:frame draw:z-index="2" draw:name="Textrahmen 1" draw:style-name="gr3" draw:text-style-name="P4" svg:width="5.449cm" svg:height="0.937cm" svg:x="14.377cm" svg:y="2.61cm">
            <draw:text-box>
              <text:p text:style-name="P3"><text:span text:style-name="T1">Beginn freie Schwingung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 (s)</text:p>
          </table:table-cell>
          <table:table-cell table:style-name="ce1" office:value-type="string" calcext:value-type="string">
            <text:p>φ (rad)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-0.002" calcext:value-type="float">
            <text:p>-0,00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-0.004" calcext:value-type="float">
            <text:p>-0,00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-0.018" calcext:value-type="float">
            <text:p>-0,018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-0.02" calcext:value-type="float">
            <text:p>-0,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17" calcext:value-type="float">
            <text:p>-0,017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-0.014" calcext:value-type="float">
            <text:p>-0,01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-0.012" calcext:value-type="float">
            <text:p>-0,012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-0.009" calcext:value-type="float">
            <text:p>-0,009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-0.013" calcext:value-type="float">
            <text:p>-0,013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-0.014" calcext:value-type="float">
            <text:p>-0,014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-0.012" calcext:value-type="float">
            <text:p>-0,012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-0.01" calcext:value-type="float">
            <text:p>-0,01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-0.008" calcext:value-type="float">
            <text:p>-0,008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1" calcext:value-type="float">
            <text:p>0,201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389" calcext:value-type="float">
            <text:p>0,38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591" calcext:value-type="float">
            <text:p>0,591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979" calcext:value-type="float">
            <text:p>0,979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1.189" calcext:value-type="float">
            <text:p>1,189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1.378" calcext:value-type="float">
            <text:p>1,378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1.479" calcext:value-type="float">
            <text:p>1,479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.615" calcext:value-type="float">
            <text:p>1,615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1.677" calcext:value-type="float">
            <text:p>1,677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727" calcext:value-type="float">
            <text:p>1,727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1.777" calcext:value-type="float">
            <text:p>1,777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1.863" calcext:value-type="float">
            <text:p>1,863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1.936" calcext:value-type="float">
            <text:p>1,936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.025" calcext:value-type="float">
            <text:p>2,025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2.078" calcext:value-type="float">
            <text:p>2,07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.134" calcext:value-type="float">
            <text:p>2,134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2.186" calcext:value-type="float">
            <text:p>2,186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2.305" calcext:value-type="float">
            <text:p>2,3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67" calcext:value-type="float">
            <text:p>2,367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2.417" calcext:value-type="float">
            <text:p>2,417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455" calcext:value-type="float">
            <text:p>2,455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2.479" calcext:value-type="float">
            <text:p>2,479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.475" calcext:value-type="float">
            <text:p>2,475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2.472" calcext:value-type="float">
            <text:p>2,472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.472" calcext:value-type="float">
            <text:p>2,472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2.473" calcext:value-type="float">
            <text:p>2,473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2.476" calcext:value-type="float">
            <text:p>2,476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2.479" calcext:value-type="float">
            <text:p>2,479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479" calcext:value-type="float">
            <text:p>2,479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2.479" calcext:value-type="float">
            <text:p>2,479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2.481" calcext:value-type="float">
            <text:p>2,481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2.487" calcext:value-type="float">
            <text:p>2,487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2.493" calcext:value-type="float">
            <text:p>2,493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2.486" calcext:value-type="float">
            <text:p>2,486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2.474" calcext:value-type="float">
            <text:p>2,474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2.468" calcext:value-type="float">
            <text:p>2,468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2.467" calcext:value-type="float">
            <text:p>2,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74" calcext:value-type="float">
            <text:p>2,474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2.481" calcext:value-type="float">
            <text:p>2,481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2.487" calcext:value-type="float">
            <text:p>2,487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2.493" calcext:value-type="float">
            <text:p>2,493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2.492" calcext:value-type="float">
            <text:p>2,492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2.489" calcext:value-type="float">
            <text:p>2,489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2.487" calcext:value-type="float">
            <text:p>2,487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476" calcext:value-type="float">
            <text:p>2,476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2.456" calcext:value-type="float">
            <text:p>2,45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401" calcext:value-type="float">
            <text:p>2,401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2.282" calcext:value-type="float">
            <text:p>2,282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2.147" calcext:value-type="float">
            <text:p>2,147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2.029" calcext:value-type="float">
            <text:p>2,029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.876" calcext:value-type="float">
            <text:p>1,87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1.715" calcext:value-type="float">
            <text:p>1,715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.561" calcext:value-type="float">
            <text:p>1,561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1.401" calcext:value-type="float">
            <text:p>1,401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1.298" calcext:value-type="float">
            <text:p>1,298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1.182" calcext:value-type="float">
            <text:p>1,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2" calcext:value-type="float">
            <text:p>1,072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0.976" calcext:value-type="float">
            <text:p>0,976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882" calcext:value-type="float">
            <text:p>0,882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0.807" calcext:value-type="float">
            <text:p>0,807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721" calcext:value-type="float">
            <text:p>0,721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0.656" calcext:value-type="float">
            <text:p>0,656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0.538" calcext:value-type="float">
            <text:p>0,538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484" calcext:value-type="float">
            <text:p>0,484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0.429" calcext:value-type="float">
            <text:p>0,429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0.354" calcext:value-type="float">
            <text:p>0,354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314" calcext:value-type="float">
            <text:p>0,314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0.278" calcext:value-type="float">
            <text:p>0,278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0.222" calcext:value-type="float">
            <text:p>0,222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167" calcext:value-type="float">
            <text:p>0,167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4" calcext:value-type="float">
            <text:p>0,134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119" calcext:value-type="float">
            <text:p>0,119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07" calcext:value-type="float">
            <text:p>0,107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089" calcext:value-type="float">
            <text:p>0,089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0.081" calcext:value-type="float">
            <text:p>0,081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7.35" calcext:value-type="float">
            <text:p>7,35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7.45" calcext:value-type="float">
            <text:p>7,4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-0.002" calcext:value-type="float">
            <text:p>-0,002</text:p>
          </table:table-cell>
        </table:table-row>
        <table:table-row table:style-name="ro1">
          <table:table-cell office:value-type="float" office:value="7.65" calcext:value-type="float">
            <text:p>7,65</text:p>
          </table:table-cell>
          <table:table-cell office:value-type="float" office:value="-0.003" calcext:value-type="float">
            <text:p>-0,003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-0.004" calcext:value-type="float">
            <text:p>-0,004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-0.005" calcext:value-type="float">
            <text:p>-0,00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-0.006" calcext:value-type="float">
            <text:p>-0,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20" svg:d="M0 20l10-20 10 20z"/>
    <draw:marker draw:name="Linienspitzen_20_2" draw:display-name="Linienspitzen 2" svg:viewBox="0 7 20 13" svg:d="M0 20l10-13 10 13z"/>
    <draw:stroke-dash draw:name="Long_20_Dash_20__28_Rounded_29_" draw:display-name="Long Dash (Rounded)" draw:style="round" draw:dots1="1" draw:dots1-length="301%" draw:distance="399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.00.0000</text:date>, <text:time style:data-style-name="N2" text:time-value="17:09:33.49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8T08:05:30.402000000</dc:date>
    <meta:editing-duration>PT22H50M33S</meta:editing-duration>
    <meta:editing-cycles>7</meta:editing-cycles>
    <meta:generator>LibreOffice/7.3.1.3$Windows_X86_64 LibreOffice_project/a69ca51ded25f3eefd52d7bf9a5fad8c90b87951</meta:generator>
    <meta:document-statistic meta:table-count="4" meta:cell-count="1343" meta:object-count="2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inor-inner="true" chart:tick-marks-minor-outer="true" chart:logarithmic="false" chart:origin="0" chart:interval-minor-divisor="5" chart:reverse-direction="false" text:line-break="false" loext:try-staggering-first="false" chart:link-data-style-to-source="true" loext:major-origin="0.5" chart:axis-position="0" chart:axis-label-position="outside-start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Messung_Rad_05A_gen-points'.A2:'Messung_Rad_05A_gen-points'.B155 'Messung_Rad_05A_gen-points'.B1:'Messung_Rad_05A_gen-points'.B1" chart:data-source-has-labels="row" svg:x="1.318cm" svg:y="0.18cm" svg:width="14.362cm" svg:height="7.672cm">
          <chart:coordinate-region svg:x="1.887cm" svg:y="0.379cm" svg:width="13.693cm" svg:height="6.826cm"/>
          <chart:axis chart:dimension="x" chart:name="primary-x" chart:style-name="ch3">
            <chart:title svg:x="8.164cm" svg:y="8.033cm" chart:style-name="ch4">
              <text:p>t (s)</text:p>
            </chart:title>
            <chart:grid chart:style-name="ch5" chart:class="major"/>
          </chart:axis>
          <chart:axis chart:dimension="y" chart:name="primary-y" chart:style-name="ch6">
            <chart:title svg:x="0.451cm" svg:y="4.556cm" chart:style-name="ch7">
              <text:p>φ (rad)</text:p>
            </chart:title>
            <chart:grid chart:style-name="ch5" chart:class="major"/>
          </chart:axis>
          <chart:series chart:style-name="ch8" chart:values-cell-range-address="'Messung_Rad_05A_gen-points'.B2:'Messung_Rad_05A_gen-points'.B155" chart:label-cell-address="'Messung_Rad_05A_gen-points'.B1:'Messung_Rad_05A_gen-points'.B1" chart:class="chart:scatter">
            <chart:domain table:cell-range-address="'Messung_Rad_05A_gen-points'.A2:'Messung_Rad_05A_gen-points'.A155"/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φ (rad)</text:p>
                <draw:g>
                  <svg:desc>'Messung_Rad_05A_gen-points'.B1:'Messung_Rad_05A_gen-point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'Messung_Rad_05A_gen-points'.A2:'Messung_Rad_05A_gen-points'.A155</svg:desc>
                </draw:g>
              </table:table-cell>
              <table:table-cell office:value-type="float" office:value="0.057">
                <text:p>0.057</text:p>
                <draw:g>
                  <svg:desc>'Messung_Rad_05A_gen-points'.B2:'Messung_Rad_05A_gen-points'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">
                <text:p>0.45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">
                <text:p>0.8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">
                <text:p>0.95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5">
                <text:p>1.0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">
                <text:p>1.1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5">
                <text:p>1.1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">
                <text:p>1.25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">
                <text:p>1.3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5">
                <text:p>1.35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">
                <text:p>1.4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5">
                <text:p>1.45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">
                <text:p>1.5</text:p>
              </table:table-cell>
              <table:table-cell office:value-type="float" office:value="1.641">
                <text:p>1.6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5">
                <text:p>1.55</text:p>
              </table:table-cell>
              <table:table-cell office:value-type="float" office:value="1.856">
                <text:p>1.8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">
                <text:p>1.6</text:p>
              </table:table-cell>
              <table:table-cell office:value-type="float" office:value="2.065">
                <text:p>2.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5">
                <text:p>1.65</text:p>
              </table:table-cell>
              <table:table-cell office:value-type="float" office:value="2.215">
                <text:p>2.2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">
                <text:p>1.7</text:p>
              </table:table-cell>
              <table:table-cell office:value-type="float" office:value="2.358">
                <text:p>2.3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5">
                <text:p>1.75</text:p>
              </table:table-cell>
              <table:table-cell office:value-type="float" office:value="2.466">
                <text:p>2.4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">
                <text:p>1.8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5">
                <text:p>1.85</text:p>
              </table:table-cell>
              <table:table-cell office:value-type="float" office:value="2.515">
                <text:p>2.5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">
                <text:p>1.9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5">
                <text:p>1.95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.512">
                <text:p>2.5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5">
                <text:p>2.05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">
                <text:p>2.1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5">
                <text:p>2.15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">
                <text:p>2.2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5">
                <text:p>2.25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">
                <text:p>2.3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5">
                <text:p>2.35</text:p>
              </table:table-cell>
              <table:table-cell office:value-type="float" office:value="2.509">
                <text:p>2.5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">
                <text:p>2.4</text:p>
              </table:table-cell>
              <table:table-cell office:value-type="float" office:value="2.503">
                <text:p>2.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5">
                <text:p>2.45</text:p>
              </table:table-cell>
              <table:table-cell office:value-type="float" office:value="2.499">
                <text:p>2.4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">
                <text:p>2.5</text:p>
              </table:table-cell>
              <table:table-cell office:value-type="float" office:value="2.499">
                <text:p>2.4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5">
                <text:p>2.5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">
                <text:p>2.6</text:p>
              </table:table-cell>
              <table:table-cell office:value-type="float" office:value="2.499">
                <text:p>2.4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5">
                <text:p>2.65</text:p>
              </table:table-cell>
              <table:table-cell office:value-type="float" office:value="2.496">
                <text:p>2.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">
                <text:p>2.7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5">
                <text:p>2.75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">
                <text:p>2.8</text:p>
              </table:table-cell>
              <table:table-cell office:value-type="float" office:value="2.471">
                <text:p>2.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5">
                <text:p>2.85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">
                <text:p>2.9</text:p>
              </table:table-cell>
              <table:table-cell office:value-type="float" office:value="2.482">
                <text:p>2.4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5">
                <text:p>2.95</text:p>
              </table:table-cell>
              <table:table-cell office:value-type="float" office:value="2.477">
                <text:p>2.4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2.399">
                <text:p>2.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5">
                <text:p>3.05</text:p>
              </table:table-cell>
              <table:table-cell office:value-type="float" office:value="2.247">
                <text:p>2.2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1">
                <text:p>3.1</text:p>
              </table:table-cell>
              <table:table-cell office:value-type="float" office:value="2.085">
                <text:p>2.0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5">
                <text:p>3.15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">
                <text:p>3.2</text:p>
              </table:table-cell>
              <table:table-cell office:value-type="float" office:value="1.478">
                <text:p>1.4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5">
                <text:p>3.25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3">
                <text:p>3.3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5">
                <text:p>3.35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">
                <text:p>3.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5">
                <text:p>3.45</text:p>
              </table:table-cell>
              <table:table-cell office:value-type="float" office:value="-0.451">
                <text:p>-0.4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5">
                <text:p>3.5</text:p>
              </table:table-cell>
              <table:table-cell office:value-type="float" office:value="-0.787">
                <text:p>-0.7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5">
                <text:p>3.55</text:p>
              </table:table-cell>
              <table:table-cell office:value-type="float" office:value="-0.993">
                <text:p>-0.9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">
                <text:p>3.6</text:p>
              </table:table-cell>
              <table:table-cell office:value-type="float" office:value="-1.339">
                <text:p>-1.3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5">
                <text:p>3.65</text:p>
              </table:table-cell>
              <table:table-cell office:value-type="float" office:value="-1.578">
                <text:p>-1.5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">
                <text:p>3.7</text:p>
              </table:table-cell>
              <table:table-cell office:value-type="float" office:value="-1.736">
                <text:p>-1.7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5">
                <text:p>3.75</text:p>
              </table:table-cell>
              <table:table-cell office:value-type="float" office:value="-1.914">
                <text:p>-1.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">
                <text:p>3.8</text:p>
              </table:table-cell>
              <table:table-cell office:value-type="float" office:value="-2.011">
                <text:p>-2.0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5">
                <text:p>3.85</text:p>
              </table:table-cell>
              <table:table-cell office:value-type="float" office:value="-2.082">
                <text:p>-2.0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9">
                <text:p>3.9</text:p>
              </table:table-cell>
              <table:table-cell office:value-type="float" office:value="-2.109">
                <text:p>-2.1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5">
                <text:p>3.95</text:p>
              </table:table-cell>
              <table:table-cell office:value-type="float" office:value="-2.066">
                <text:p>-2.0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-1.965">
                <text:p>-1.9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5">
                <text:p>4.05</text:p>
              </table:table-cell>
              <table:table-cell office:value-type="float" office:value="-1.839">
                <text:p>-1.8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1">
                <text:p>4.1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5">
                <text:p>4.15</text:p>
              </table:table-cell>
              <table:table-cell office:value-type="float" office:value="-1.393">
                <text:p>-1.3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2">
                <text:p>4.2</text:p>
              </table:table-cell>
              <table:table-cell office:value-type="float" office:value="-1.172">
                <text:p>-1.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5">
                <text:p>4.25</text:p>
              </table:table-cell>
              <table:table-cell office:value-type="float" office:value="-0.829">
                <text:p>-0.8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">
                <text:p>4.3</text:p>
              </table:table-cell>
              <table:table-cell office:value-type="float" office:value="-0.527">
                <text:p>-0.5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5">
                <text:p>4.35</text:p>
              </table:table-cell>
              <table:table-cell office:value-type="float" office:value="-0.191">
                <text:p>-0.1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4">
                <text:p>4.4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5">
                <text:p>4.45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5">
                <text:p>4.5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55">
                <text:p>4.55</text:p>
              </table:table-cell>
              <table:table-cell office:value-type="float" office:value="1.117">
                <text:p>1.1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6">
                <text:p>4.6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65">
                <text:p>4.65</text:p>
              </table:table-cell>
              <table:table-cell office:value-type="float" office:value="1.547">
                <text:p>1.5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7">
                <text:p>4.7</text:p>
              </table:table-cell>
              <table:table-cell office:value-type="float" office:value="1.721">
                <text:p>1.7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5">
                <text:p>4.75</text:p>
              </table:table-cell>
              <table:table-cell office:value-type="float" office:value="1.809">
                <text:p>1.8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">
                <text:p>4.8</text:p>
              </table:table-cell>
              <table:table-cell office:value-type="float" office:value="1.856">
                <text:p>1.8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85">
                <text:p>4.85</text:p>
              </table:table-cell>
              <table:table-cell office:value-type="float" office:value="1.849">
                <text:p>1.8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9">
                <text:p>4.9</text:p>
              </table:table-cell>
              <table:table-cell office:value-type="float" office:value="1.765">
                <text:p>1.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95">
                <text:p>4.95</text:p>
              </table:table-cell>
              <table:table-cell office:value-type="float" office:value="1.631">
                <text:p>1.6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1.522">
                <text:p>1.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05">
                <text:p>5.0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1">
                <text:p>5.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15">
                <text:p>5.15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2">
                <text:p>5.2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5">
                <text:p>5.2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3">
                <text:p>5.3</text:p>
              </table:table-cell>
              <table:table-cell office:value-type="float" office:value="-0.141">
                <text:p>-0.1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35">
                <text:p>5.35</text:p>
              </table:table-cell>
              <table:table-cell office:value-type="float" office:value="-0.439">
                <text:p>-0.4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4">
                <text:p>5.4</text:p>
              </table:table-cell>
              <table:table-cell office:value-type="float" office:value="-0.661">
                <text:p>-0.6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45">
                <text:p>5.45</text:p>
              </table:table-cell>
              <table:table-cell office:value-type="float" office:value="-0.901">
                <text:p>-0.9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5">
                <text:p>5.5</text:p>
              </table:table-cell>
              <table:table-cell office:value-type="float" office:value="-1.047">
                <text:p>-1.0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5">
                <text:p>5.55</text:p>
              </table:table-cell>
              <table:table-cell office:value-type="float" office:value="-1.285">
                <text:p>-1.2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6">
                <text:p>5.6</text:p>
              </table:table-cell>
              <table:table-cell office:value-type="float" office:value="-1.394">
                <text:p>-1.3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65">
                <text:p>5.65</text:p>
              </table:table-cell>
              <table:table-cell office:value-type="float" office:value="-1.514">
                <text:p>-1.5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7">
                <text:p>5.7</text:p>
              </table:table-cell>
              <table:table-cell office:value-type="float" office:value="-1.558">
                <text:p>-1.5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75">
                <text:p>5.75</text:p>
              </table:table-cell>
              <table:table-cell office:value-type="float" office:value="-1.558">
                <text:p>-1.5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8">
                <text:p>5.8</text:p>
              </table:table-cell>
              <table:table-cell office:value-type="float" office:value="-1.523">
                <text:p>-1.5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85">
                <text:p>5.85</text:p>
              </table:table-cell>
              <table:table-cell office:value-type="float" office:value="-1.454">
                <text:p>-1.4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9">
                <text:p>5.9</text:p>
              </table:table-cell>
              <table:table-cell office:value-type="float" office:value="-1.361">
                <text:p>-1.3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5">
                <text:p>5.95</text:p>
              </table:table-cell>
              <table:table-cell office:value-type="float" office:value="-1.231">
                <text:p>-1.2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-1.055">
                <text:p>-1.0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05">
                <text:p>6.05</text:p>
              </table:table-cell>
              <table:table-cell office:value-type="float" office:value="-0.879">
                <text:p>-0.8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1">
                <text:p>6.1</text:p>
              </table:table-cell>
              <table:table-cell office:value-type="float" office:value="-0.638">
                <text:p>-0.6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15">
                <text:p>6.15</text:p>
              </table:table-cell>
              <table:table-cell office:value-type="float" office:value="-0.409">
                <text:p>-0.4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2">
                <text:p>6.2</text:p>
              </table:table-cell>
              <table:table-cell office:value-type="float" office:value="-0.184">
                <text:p>-0.1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25">
                <text:p>6.2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3">
                <text:p>6.3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35">
                <text:p>6.35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4">
                <text:p>6.4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45">
                <text:p>6.45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5">
                <text:p>6.5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55">
                <text:p>6.55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6">
                <text:p>6.6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65">
                <text:p>6.65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7">
                <text:p>6.7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75">
                <text:p>6.75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8">
                <text:p>6.8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85">
                <text:p>6.85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9">
                <text:p>6.9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95">
                <text:p>6.9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05">
                <text:p>7.05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1">
                <text:p>7.1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5">
                <text:p>7.15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2">
                <text:p>7.2</text:p>
              </table:table-cell>
              <table:table-cell office:value-type="float" office:value="-0.232">
                <text:p>-0.2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25">
                <text:p>7.25</text:p>
              </table:table-cell>
              <table:table-cell office:value-type="float" office:value="-0.409">
                <text:p>-0.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">
                <text:p>7.3</text:p>
              </table:table-cell>
              <table:table-cell office:value-type="float" office:value="-0.615">
                <text:p>-0.6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5">
                <text:p>7.35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4">
                <text:p>7.4</text:p>
              </table:table-cell>
              <table:table-cell office:value-type="float" office:value="-0.904">
                <text:p>-0.9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45">
                <text:p>7.45</text:p>
              </table:table-cell>
              <table:table-cell office:value-type="float" office:value="-1.038">
                <text:p>-1.0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5">
                <text:p>7.5</text:p>
              </table:table-cell>
              <table:table-cell office:value-type="float" office:value="-1.106">
                <text:p>-1.1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55">
                <text:p>7.55</text:p>
              </table:table-cell>
              <table:table-cell office:value-type="float" office:value="-1.146">
                <text:p>-1.1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6">
                <text:p>7.6</text:p>
              </table:table-cell>
              <table:table-cell office:value-type="float" office:value="-1.169">
                <text:p>-1.1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65">
                <text:p>7.65</text:p>
              </table:table-cell>
              <table:table-cell office:value-type="float" office:value="-1.156">
                <text:p>-1.1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7">
                <text:p>7.7</text:p>
              </table:table-cell>
              <table:table-cell office:value-type="float" office:value="-1.103">
                <text:p>-1.1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75">
                <text:p>7.75</text:p>
              </table:table-cell>
              <table:table-cell office:value-type="float" office:value="-1.027">
                <text:p>-1.0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8">
                <text:p>7.8</text:p>
              </table:table-cell>
              <table:table-cell office:value-type="float" office:value="-0.944">
                <text:p>-0.9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85">
                <text:p>7.85</text:p>
              </table:table-cell>
              <table:table-cell office:value-type="float" office:value="-0.814">
                <text:p>-0.8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inor-inner="true" chart:tick-marks-minor-outer="true" chart:logarithmic="false" chart:origin="0" chart:interval-major="1" chart:interval-minor-divisor="5" chart:reverse-direction="false" text:line-break="false" loext:try-staggering-first="false" chart:link-data-style-to-source="true" loext:major-origin="0.5" chart:axis-position="0" chart:axis-label-position="outside-start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Messung_Rad_0A_gen-points'.A2:'Messung_Rad_0A_gen-points'.B155 'Messung_Rad_0A_gen-points'.B1:'Messung_Rad_0A_gen-points'.B1" chart:data-source-has-labels="row" svg:x="1.318cm" svg:y="0.18cm" svg:width="14.362cm" svg:height="7.672cm">
          <chart:coordinate-region svg:x="1.887cm" svg:y="0.379cm" svg:width="13.693cm" svg:height="6.826cm"/>
          <chart:axis chart:dimension="x" chart:name="primary-x" chart:style-name="ch3">
            <chart:title svg:x="8.164cm" svg:y="8.033cm" chart:style-name="ch4">
              <text:p>t (s)</text:p>
            </chart:title>
            <chart:grid chart:style-name="ch5" chart:class="major"/>
          </chart:axis>
          <chart:axis chart:dimension="y" chart:name="primary-y" chart:style-name="ch6">
            <chart:title svg:x="0.451cm" svg:y="4.556cm" chart:style-name="ch7">
              <text:p>φ (rad)</text:p>
            </chart:title>
            <chart:grid chart:style-name="ch5" chart:class="major"/>
          </chart:axis>
          <chart:series chart:style-name="ch8" chart:values-cell-range-address="'Messung_Rad_0A_gen-points'.B2:'Messung_Rad_0A_gen-points'.B155" chart:label-cell-address="'Messung_Rad_0A_gen-points'.B1:'Messung_Rad_0A_gen-points'.B1" chart:class="chart:scatter">
            <chart:domain table:cell-range-address="'Messung_Rad_0A_gen-points'.A2:'Messung_Rad_0A_gen-points'.A155"/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φ (rad)</text:p>
                <draw:g>
                  <svg:desc>'Messung_Rad_0A_gen-points'.B1:'Messung_Rad_0A_gen-point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'Messung_Rad_0A_gen-points'.A2:'Messung_Rad_0A_gen-points'.A155</svg:desc>
                </draw:g>
              </table:table-cell>
              <table:table-cell office:value-type="float" office:value="-0.006">
                <text:p>-0.006</text:p>
                <draw:g>
                  <svg:desc>'Messung_Rad_0A_gen-points'.B2:'Messung_Rad_0A_gen-points'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">
                <text:p>0.45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">
                <text:p>0.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">
                <text:p>0.95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5">
                <text:p>1.05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">
                <text:p>1.1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5">
                <text:p>1.15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0.518">
                <text:p>0.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">
                <text:p>1.25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">
                <text:p>1.3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5">
                <text:p>1.35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">
                <text:p>1.4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5">
                <text:p>1.45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">
                <text:p>1.5</text:p>
              </table:table-cell>
              <table:table-cell office:value-type="float" office:value="1.445">
                <text:p>1.4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5">
                <text:p>1.55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">
                <text:p>1.6</text:p>
              </table:table-cell>
              <table:table-cell office:value-type="float" office:value="1.523">
                <text:p>1.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5">
                <text:p>1.65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">
                <text:p>1.7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5">
                <text:p>1.75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">
                <text:p>1.8</text:p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5">
                <text:p>1.85</text:p>
              </table:table-cell>
              <table:table-cell office:value-type="float" office:value="2.106">
                <text:p>2.1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">
                <text:p>1.9</text:p>
              </table:table-cell>
              <table:table-cell office:value-type="float" office:value="2.165">
                <text:p>2.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5">
                <text:p>1.95</text:p>
              </table:table-cell>
              <table:table-cell office:value-type="float" office:value="2.203">
                <text:p>2.2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5">
                <text:p>2.05</text:p>
              </table:table-cell>
              <table:table-cell office:value-type="float" office:value="2.279">
                <text:p>2.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">
                <text:p>2.1</text:p>
              </table:table-cell>
              <table:table-cell office:value-type="float" office:value="2.317">
                <text:p>2.3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5">
                <text:p>2.15</text:p>
              </table:table-cell>
              <table:table-cell office:value-type="float" office:value="2.337">
                <text:p>2.3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">
                <text:p>2.2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5">
                <text:p>2.25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">
                <text:p>2.3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5">
                <text:p>2.35</text:p>
              </table:table-cell>
              <table:table-cell office:value-type="float" office:value="2.401">
                <text:p>2.4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">
                <text:p>2.4</text:p>
              </table:table-cell>
              <table:table-cell office:value-type="float" office:value="2.415">
                <text:p>2.4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5">
                <text:p>2.45</text:p>
              </table:table-cell>
              <table:table-cell office:value-type="float" office:value="2.396">
                <text:p>2.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">
                <text:p>2.5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5">
                <text:p>2.55</text:p>
              </table:table-cell>
              <table:table-cell office:value-type="float" office:value="2.389">
                <text:p>2.3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">
                <text:p>2.6</text:p>
              </table:table-cell>
              <table:table-cell office:value-type="float" office:value="2.398">
                <text:p>2.3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5">
                <text:p>2.65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">
                <text:p>2.7</text:p>
              </table:table-cell>
              <table:table-cell office:value-type="float" office:value="2.415">
                <text:p>2.4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5">
                <text:p>2.75</text:p>
              </table:table-cell>
              <table:table-cell office:value-type="float" office:value="2.404">
                <text:p>2.4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">
                <text:p>2.8</text:p>
              </table:table-cell>
              <table:table-cell office:value-type="float" office:value="2.392">
                <text:p>2.3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5">
                <text:p>2.85</text:p>
              </table:table-cell>
              <table:table-cell office:value-type="float" office:value="2.221">
                <text:p>2.2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">
                <text:p>2.9</text:p>
              </table:table-cell>
              <table:table-cell office:value-type="float" office:value="2.046">
                <text:p>2.0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5">
                <text:p>2.95</text:p>
              </table:table-cell>
              <table:table-cell office:value-type="float" office:value="1.783">
                <text:p>1.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5">
                <text:p>3.05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1">
                <text:p>3.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5">
                <text:p>3.15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">
                <text:p>3.2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5">
                <text:p>3.25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3">
                <text:p>3.3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5">
                <text:p>3.35</text:p>
              </table:table-cell>
              <table:table-cell office:value-type="float" office:value="-0.713">
                <text:p>-0.7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">
                <text:p>3.4</text:p>
              </table:table-cell>
              <table:table-cell office:value-type="float" office:value="-1.046">
                <text:p>-1.0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5">
                <text:p>3.45</text:p>
              </table:table-cell>
              <table:table-cell office:value-type="float" office:value="-1.378">
                <text:p>-1.3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5">
                <text:p>3.5</text:p>
              </table:table-cell>
              <table:table-cell office:value-type="float" office:value="-1.704">
                <text:p>-1.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5">
                <text:p>3.55</text:p>
              </table:table-cell>
              <table:table-cell office:value-type="float" office:value="-1.957">
                <text:p>-1.9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">
                <text:p>3.6</text:p>
              </table:table-cell>
              <table:table-cell office:value-type="float" office:value="-2.146">
                <text:p>-2.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5">
                <text:p>3.65</text:p>
              </table:table-cell>
              <table:table-cell office:value-type="float" office:value="-2.263">
                <text:p>-2.2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">
                <text:p>3.7</text:p>
              </table:table-cell>
              <table:table-cell office:value-type="float" office:value="-2.348">
                <text:p>-2.3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5">
                <text:p>3.75</text:p>
              </table:table-cell>
              <table:table-cell office:value-type="float" office:value="-2.181">
                <text:p>-2.1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">
                <text:p>3.8</text:p>
              </table:table-cell>
              <table:table-cell office:value-type="float" office:value="-2.014">
                <text:p>-2.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5">
                <text:p>3.85</text:p>
              </table:table-cell>
              <table:table-cell office:value-type="float" office:value="-1.691">
                <text:p>-1.6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9">
                <text:p>3.9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5">
                <text:p>3.95</text:p>
              </table:table-cell>
              <table:table-cell office:value-type="float" office:value="-1.047">
                <text:p>-1.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-0.731">
                <text:p>-0.7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5">
                <text:p>4.05</text:p>
              </table:table-cell>
              <table:table-cell office:value-type="float" office:value="-0.259">
                <text:p>-0.2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1">
                <text:p>4.1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5">
                <text:p>4.15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2">
                <text:p>4.2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5">
                <text:p>4.25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">
                <text:p>4.3</text:p>
              </table:table-cell>
              <table:table-cell office:value-type="float" office:value="1.849">
                <text:p>1.8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5">
                <text:p>4.35</text:p>
              </table:table-cell>
              <table:table-cell office:value-type="float" office:value="2.005">
                <text:p>2.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4">
                <text:p>4.4</text:p>
              </table:table-cell>
              <table:table-cell office:value-type="float" office:value="2.146">
                <text:p>2.1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5">
                <text:p>4.45</text:p>
              </table:table-cell>
              <table:table-cell office:value-type="float" office:value="2.228">
                <text:p>2.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5">
                <text:p>4.5</text:p>
              </table:table-cell>
              <table:table-cell office:value-type="float" office:value="2.307">
                <text:p>2.3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55">
                <text:p>4.55</text:p>
              </table:table-cell>
              <table:table-cell office:value-type="float" office:value="2.252">
                <text:p>2.2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6">
                <text:p>4.6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65">
                <text:p>4.65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7">
                <text:p>4.7</text:p>
              </table:table-cell>
              <table:table-cell office:value-type="float" office:value="1.676">
                <text:p>1.6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5">
                <text:p>4.75</text:p>
              </table:table-cell>
              <table:table-cell office:value-type="float" office:value="1.442">
                <text:p>1.4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">
                <text:p>4.8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85">
                <text:p>4.85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9">
                <text:p>4.9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95">
                <text:p>4.9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-0.222">
                <text:p>-0.2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05">
                <text:p>5.05</text:p>
              </table:table-cell>
              <table:table-cell office:value-type="float" office:value="-0.643">
                <text:p>-0.6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1">
                <text:p>5.1</text:p>
              </table:table-cell>
              <table:table-cell office:value-type="float" office:value="-0.914">
                <text:p>-0.9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15">
                <text:p>5.15</text:p>
              </table:table-cell>
              <table:table-cell office:value-type="float" office:value="-1.247">
                <text:p>-1.2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2">
                <text:p>5.2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5">
                <text:p>5.25</text:p>
              </table:table-cell>
              <table:table-cell office:value-type="float" office:value="-1.859">
                <text:p>-1.8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3">
                <text:p>5.3</text:p>
              </table:table-cell>
              <table:table-cell office:value-type="float" office:value="-2.087">
                <text:p>-2.0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35">
                <text:p>5.35</text:p>
              </table:table-cell>
              <table:table-cell office:value-type="float" office:value="-2.196">
                <text:p>-2.1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4">
                <text:p>5.4</text:p>
              </table:table-cell>
              <table:table-cell office:value-type="float" office:value="-2.304">
                <text:p>-2.3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45">
                <text:p>5.45</text:p>
              </table:table-cell>
              <table:table-cell office:value-type="float" office:value="-2.301">
                <text:p>-2.3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5">
                <text:p>5.5</text:p>
              </table:table-cell>
              <table:table-cell office:value-type="float" office:value="-2.199">
                <text:p>-2.1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5">
                <text:p>5.55</text:p>
              </table:table-cell>
              <table:table-cell office:value-type="float" office:value="-2.077">
                <text:p>-2.0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6">
                <text:p>5.6</text:p>
              </table:table-cell>
              <table:table-cell office:value-type="float" office:value="-1.858">
                <text:p>-1.8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65">
                <text:p>5.6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7">
                <text:p>5.7</text:p>
              </table:table-cell>
              <table:table-cell office:value-type="float" office:value="-1.228">
                <text:p>-1.2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75">
                <text:p>5.75</text:p>
              </table:table-cell>
              <table:table-cell office:value-type="float" office:value="-0.837">
                <text:p>-0.8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8">
                <text:p>5.8</text:p>
              </table:table-cell>
              <table:table-cell office:value-type="float" office:value="-0.494">
                <text:p>-0.4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85">
                <text:p>5.85</text:p>
              </table:table-cell>
              <table:table-cell office:value-type="float" office:value="-0.155">
                <text:p>-0.1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9">
                <text:p>5.9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5">
                <text:p>5.95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05">
                <text:p>6.05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1">
                <text:p>6.1</text:p>
              </table:table-cell>
              <table:table-cell office:value-type="float" office:value="1.766">
                <text:p>1.7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15">
                <text:p>6.15</text:p>
              </table:table-cell>
              <table:table-cell office:value-type="float" office:value="1.991">
                <text:p>1.9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2">
                <text:p>6.2</text:p>
              </table:table-cell>
              <table:table-cell office:value-type="float" office:value="2.211">
                <text:p>2.2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25">
                <text:p>6.25</text:p>
              </table:table-cell>
              <table:table-cell office:value-type="float" office:value="2.248">
                <text:p>2.2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3">
                <text:p>6.3</text:p>
              </table:table-cell>
              <table:table-cell office:value-type="float" office:value="2.279">
                <text:p>2.2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35">
                <text:p>6.35</text:p>
              </table:table-cell>
              <table:table-cell office:value-type="float" office:value="2.181">
                <text:p>2.1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4">
                <text:p>6.4</text:p>
              </table:table-cell>
              <table:table-cell office:value-type="float" office:value="2.068">
                <text:p>2.0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45">
                <text:p>6.45</text:p>
              </table:table-cell>
              <table:table-cell office:value-type="float" office:value="1.773">
                <text:p>1.7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5">
                <text:p>6.5</text:p>
              </table:table-cell>
              <table:table-cell office:value-type="float" office:value="1.478">
                <text:p>1.4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55">
                <text:p>6.55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6">
                <text:p>6.6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65">
                <text:p>6.65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7">
                <text:p>6.7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75">
                <text:p>6.75</text:p>
              </table:table-cell>
              <table:table-cell office:value-type="float" office:value="-0.127">
                <text:p>-0.1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8">
                <text:p>6.8</text:p>
              </table:table-cell>
              <table:table-cell office:value-type="float" office:value="-0.589">
                <text:p>-0.5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85">
                <text:p>6.85</text:p>
              </table:table-cell>
              <table:table-cell office:value-type="float" office:value="-0.878">
                <text:p>-0.8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9">
                <text:p>6.9</text:p>
              </table:table-cell>
              <table:table-cell office:value-type="float" office:value="-1.169">
                <text:p>-1.1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95">
                <text:p>6.95</text:p>
              </table:table-cell>
              <table:table-cell office:value-type="float" office:value="-1.518">
                <text:p>-1.5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-1.854">
                <text:p>-1.8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05">
                <text:p>7.05</text:p>
              </table:table-cell>
              <table:table-cell office:value-type="float" office:value="-2.049">
                <text:p>-2.0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1">
                <text:p>7.1</text:p>
              </table:table-cell>
              <table:table-cell office:value-type="float" office:value="-2.245">
                <text:p>-2.2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5">
                <text:p>7.15</text:p>
              </table:table-cell>
              <table:table-cell office:value-type="float" office:value="-2.293">
                <text:p>-2.2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2">
                <text:p>7.2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25">
                <text:p>7.25</text:p>
              </table:table-cell>
              <table:table-cell office:value-type="float" office:value="-2.249">
                <text:p>-2.2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">
                <text:p>7.3</text:p>
              </table:table-cell>
              <table:table-cell office:value-type="float" office:value="-2.163">
                <text:p>-2.1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5">
                <text:p>7.35</text:p>
              </table:table-cell>
              <table:table-cell office:value-type="float" office:value="-1.906">
                <text:p>-1.9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4">
                <text:p>7.4</text:p>
              </table:table-cell>
              <table:table-cell office:value-type="float" office:value="-1.649">
                <text:p>-1.6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45">
                <text:p>7.45</text:p>
              </table:table-cell>
              <table:table-cell office:value-type="float" office:value="-1.404">
                <text:p>-1.4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5">
                <text:p>7.5</text:p>
              </table:table-cell>
              <table:table-cell office:value-type="float" office:value="-1.158">
                <text:p>-1.1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55">
                <text:p>7.55</text:p>
              </table:table-cell>
              <table:table-cell office:value-type="float" office:value="-0.896">
                <text:p>-0.8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6">
                <text:p>7.6</text:p>
              </table:table-cell>
              <table:table-cell office:value-type="float" office:value="-0.634">
                <text:p>-0.6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65">
                <text:p>7.65</text:p>
              </table:table-cell>
              <table:table-cell office:value-type="float" office:value="-0.193">
                <text:p>-0.1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7">
                <text:p>7.7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75">
                <text:p>7.75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8">
                <text:p>7.8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85">
                <text:p>7.85</text:p>
              </table:table-cell>
              <table:table-cell office:value-type="float" office:value="1.268">
                <text:p>1.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inor-inner="true" chart:tick-marks-minor-outer="true" chart:logarithmic="false" chart:origin="0" chart:interval-minor-divisor="5" chart:reverse-direction="false" text:line-break="false" loext:try-staggering-first="false" chart:link-data-style-to-source="true" loext:major-origin="0.5" chart:axis-position="0" chart:axis-label-position="outside-start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-0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Messung_Rad_21A_gen-points'.A2:'Messung_Rad_21A_gen-points'.B155 'Messung_Rad_21A_gen-points'.B1:'Messung_Rad_21A_gen-points'.B1" chart:data-source-has-labels="row" svg:x="1.318cm" svg:y="0.18cm" svg:width="14.362cm" svg:height="7.672cm">
          <chart:coordinate-region svg:x="2.191cm" svg:y="0.379cm" svg:width="13.388cm" svg:height="6.826cm"/>
          <chart:axis chart:dimension="x" chart:name="primary-x" chart:style-name="ch3">
            <chart:title svg:x="8.164cm" svg:y="8.033cm" chart:style-name="ch4">
              <text:p>t (s)</text:p>
            </chart:title>
            <chart:grid chart:style-name="ch5" chart:class="major"/>
          </chart:axis>
          <chart:axis chart:dimension="y" chart:name="primary-y" chart:style-name="ch6">
            <chart:title svg:x="0.451cm" svg:y="4.556cm" chart:style-name="ch7">
              <text:p>φ (rad)</text:p>
            </chart:title>
            <chart:grid chart:style-name="ch5" chart:class="major"/>
          </chart:axis>
          <chart:series chart:style-name="ch8" chart:values-cell-range-address="'Messung_Rad_21A_gen-points'.B2:'Messung_Rad_21A_gen-points'.B155" chart:label-cell-address="'Messung_Rad_21A_gen-points'.B1:'Messung_Rad_21A_gen-points'.B1" chart:class="chart:scatter">
            <chart:domain table:cell-range-address="'Messung_Rad_21A_gen-points'.A2:'Messung_Rad_21A_gen-points'.A155"/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φ (rad)</text:p>
                <draw:g>
                  <svg:desc>'Messung_Rad_21A_gen-points'.B1:'Messung_Rad_21A_gen-point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Messung_Rad_21A_gen-points'.A2:'Messung_Rad_21A_gen-points'.A155</svg:desc>
                </draw:g>
              </table:table-cell>
              <table:table-cell office:value-type="float" office:value="0.005">
                <text:p>0.005</text:p>
                <draw:g>
                  <svg:desc>'Messung_Rad_21A_gen-points'.B2:'Messung_Rad_21A_gen-points'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">
                <text:p>0.4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">
                <text:p>0.65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">
                <text:p>0.85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">
                <text:p>0.9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">
                <text:p>0.95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">
                <text:p>1.1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5">
                <text:p>1.15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">
                <text:p>1.2</text:p>
              </table:table-cell>
              <table:table-cell office:value-type="float" office:value="1.289">
                <text:p>1.2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5">
                <text:p>1.25</text:p>
              </table:table-cell>
              <table:table-cell office:value-type="float" office:value="1.366">
                <text:p>1.3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">
                <text:p>1.3</text:p>
              </table:table-cell>
              <table:table-cell office:value-type="float" office:value="1.531">
                <text:p>1.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">
                <text:p>1.35</text:p>
              </table:table-cell>
              <table:table-cell office:value-type="float" office:value="1.603">
                <text:p>1.6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">
                <text:p>1.4</text:p>
              </table:table-cell>
              <table:table-cell office:value-type="float" office:value="1.678">
                <text:p>1.6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5">
                <text:p>1.45</text:p>
              </table:table-cell>
              <table:table-cell office:value-type="float" office:value="1.721">
                <text:p>1.7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">
                <text:p>1.5</text:p>
              </table:table-cell>
              <table:table-cell office:value-type="float" office:value="1.773">
                <text:p>1.7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5">
                <text:p>1.55</text:p>
              </table:table-cell>
              <table:table-cell office:value-type="float" office:value="1.819">
                <text:p>1.8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1.872">
                <text:p>1.8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5">
                <text:p>1.65</text:p>
              </table:table-cell>
              <table:table-cell office:value-type="float" office:value="1.947">
                <text:p>1.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">
                <text:p>1.7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5">
                <text:p>1.75</text:p>
              </table:table-cell>
              <table:table-cell office:value-type="float" office:value="2.073">
                <text:p>2.0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">
                <text:p>1.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5">
                <text:p>1.85</text:p>
              </table:table-cell>
              <table:table-cell office:value-type="float" office:value="2.172">
                <text:p>2.1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">
                <text:p>1.9</text:p>
              </table:table-cell>
              <table:table-cell office:value-type="float" office:value="2.213">
                <text:p>2.2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5">
                <text:p>1.95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5">
                <text:p>2.05</text:p>
              </table:table-cell>
              <table:table-cell office:value-type="float" office:value="2.291">
                <text:p>2.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">
                <text:p>2.1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5">
                <text:p>2.15</text:p>
              </table:table-cell>
              <table:table-cell office:value-type="float" office:value="2.339">
                <text:p>2.3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">
                <text:p>2.2</text:p>
              </table:table-cell>
              <table:table-cell office:value-type="float" office:value="2.367">
                <text:p>2.3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5">
                <text:p>2.25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">
                <text:p>2.3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5">
                <text:p>2.35</text:p>
              </table:table-cell>
              <table:table-cell office:value-type="float" office:value="2.388">
                <text:p>2.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">
                <text:p>2.4</text:p>
              </table:table-cell>
              <table:table-cell office:value-type="float" office:value="2.383">
                <text:p>2.3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5">
                <text:p>2.45</text:p>
              </table:table-cell>
              <table:table-cell office:value-type="float" office:value="2.382">
                <text:p>2.3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">
                <text:p>2.5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5">
                <text:p>2.55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">
                <text:p>2.6</text:p>
              </table:table-cell>
              <table:table-cell office:value-type="float" office:value="2.377">
                <text:p>2.3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5">
                <text:p>2.65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">
                <text:p>2.7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5">
                <text:p>2.75</text:p>
              </table:table-cell>
              <table:table-cell office:value-type="float" office:value="2.371">
                <text:p>2.3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">
                <text:p>2.8</text:p>
              </table:table-cell>
              <table:table-cell office:value-type="float" office:value="2.374">
                <text:p>2.3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5">
                <text:p>2.85</text:p>
              </table:table-cell>
              <table:table-cell office:value-type="float" office:value="2.374">
                <text:p>2.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">
                <text:p>2.9</text:p>
              </table:table-cell>
              <table:table-cell office:value-type="float" office:value="2.371">
                <text:p>2.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5">
                <text:p>2.95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5">
                <text:p>3.05</text:p>
              </table:table-cell>
              <table:table-cell office:value-type="float" office:value="2.373">
                <text:p>2.3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">
                <text:p>3.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15">
                <text:p>3.15</text:p>
              </table:table-cell>
              <table:table-cell office:value-type="float" office:value="2.373">
                <text:p>2.3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">
                <text:p>3.2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5">
                <text:p>3.25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">
                <text:p>3.3</text:p>
              </table:table-cell>
              <table:table-cell office:value-type="float" office:value="2.363">
                <text:p>2.3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5">
                <text:p>3.35</text:p>
              </table:table-cell>
              <table:table-cell office:value-type="float" office:value="2.361">
                <text:p>2.3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">
                <text:p>3.4</text:p>
              </table:table-cell>
              <table:table-cell office:value-type="float" office:value="2.361">
                <text:p>2.3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5">
                <text:p>3.45</text:p>
              </table:table-cell>
              <table:table-cell office:value-type="float" office:value="2.363">
                <text:p>2.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">
                <text:p>3.5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5">
                <text:p>3.55</text:p>
              </table:table-cell>
              <table:table-cell office:value-type="float" office:value="2.377">
                <text:p>2.3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">
                <text:p>3.6</text:p>
              </table:table-cell>
              <table:table-cell office:value-type="float" office:value="2.385">
                <text:p>2.3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5">
                <text:p>3.65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">
                <text:p>3.7</text:p>
              </table:table-cell>
              <table:table-cell office:value-type="float" office:value="2.393">
                <text:p>2.3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75">
                <text:p>3.75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">
                <text:p>3.8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5">
                <text:p>3.85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">
                <text:p>3.9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5">
                <text:p>3.95</text:p>
              </table:table-cell>
              <table:table-cell office:value-type="float" office:value="2.393">
                <text:p>2.3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05">
                <text:p>4.05</text:p>
              </table:table-cell>
              <table:table-cell office:value-type="float" office:value="2.397">
                <text:p>2.3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">
                <text:p>4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15">
                <text:p>4.15</text:p>
              </table:table-cell>
              <table:table-cell office:value-type="float" office:value="2.403">
                <text:p>2.4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">
                <text:p>4.2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25">
                <text:p>4.25</text:p>
              </table:table-cell>
              <table:table-cell office:value-type="float" office:value="2.411">
                <text:p>2.4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">
                <text:p>4.3</text:p>
              </table:table-cell>
              <table:table-cell office:value-type="float" office:value="2.413">
                <text:p>2.4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35">
                <text:p>4.35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">
                <text:p>4.4</text:p>
              </table:table-cell>
              <table:table-cell office:value-type="float" office:value="2.406">
                <text:p>2.4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5">
                <text:p>4.45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5">
                <text:p>4.5</text:p>
              </table:table-cell>
              <table:table-cell office:value-type="float" office:value="2.414">
                <text:p>2.4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55">
                <text:p>4.55</text:p>
              </table:table-cell>
              <table:table-cell office:value-type="float" office:value="2.421">
                <text:p>2.4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6">
                <text:p>4.6</text:p>
              </table:table-cell>
              <table:table-cell office:value-type="float" office:value="2.401">
                <text:p>2.4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5">
                <text:p>4.6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">
                <text:p>4.7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75">
                <text:p>4.75</text:p>
              </table:table-cell>
              <table:table-cell office:value-type="float" office:value="2.091">
                <text:p>2.0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8">
                <text:p>4.8</text:p>
              </table:table-cell>
              <table:table-cell office:value-type="float" office:value="1.877">
                <text:p>1.8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85">
                <text:p>4.85</text:p>
              </table:table-cell>
              <table:table-cell office:value-type="float" office:value="1.705">
                <text:p>1.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9">
                <text:p>4.9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95">
                <text:p>4.95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05">
                <text:p>5.05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1">
                <text:p>5.1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15">
                <text:p>5.15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">
                <text:p>5.2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25">
                <text:p>5.25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3">
                <text:p>5.3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35">
                <text:p>5.3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4">
                <text:p>5.4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45">
                <text:p>5.45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">
                <text:p>5.5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55">
                <text:p>5.5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6">
                <text:p>5.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65">
                <text:p>5.6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7">
                <text:p>5.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75">
                <text:p>5.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8">
                <text:p>5.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">
                <text:p>5.9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95">
                <text:p>5.9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05">
                <text:p>6.05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1">
                <text:p>6.1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5">
                <text:p>6.15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2">
                <text:p>6.2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25">
                <text:p>6.2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3">
                <text:p>6.3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35">
                <text:p>6.3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4">
                <text:p>6.4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45">
                <text:p>6.4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5">
                <text:p>6.5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55">
                <text:p>6.5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6">
                <text:p>6.6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5">
                <text:p>6.65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7">
                <text:p>6.7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75">
                <text:p>6.75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8">
                <text:p>6.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5">
                <text:p>6.8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9">
                <text:p>6.9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95">
                <text:p>6.95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">
                <text:p>7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05">
                <text:p>7.05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">
                <text:p>7.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15">
                <text:p>7.1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2">
                <text:p>7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25">
                <text:p>7.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">
                <text:p>7.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inor-inner="true" chart:tick-marks-minor-outer="true" chart:logarithmic="false" chart:origin="0" chart:interval-minor-divisor="5" chart:reverse-direction="false" text:line-break="false" loext:try-staggering-first="false" chart:link-data-style-to-source="true" loext:major-origin="0.5" chart:axis-position="0" chart:axis-label-position="outside-start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-0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Messung_Rad_25A_gen-points'.A2:'Messung_Rad_25A_gen-points'.B155 'Messung_Rad_25A_gen-points'.B1:'Messung_Rad_25A_gen-points'.B1" chart:data-source-has-labels="row" svg:x="1.318cm" svg:y="0.18cm" svg:width="14.362cm" svg:height="7.672cm">
          <chart:coordinate-region svg:x="2.191cm" svg:y="0.379cm" svg:width="13.388cm" svg:height="6.826cm"/>
          <chart:axis chart:dimension="x" chart:name="primary-x" chart:style-name="ch3">
            <chart:title svg:x="8.164cm" svg:y="8.033cm" chart:style-name="ch4">
              <text:p>t (s)</text:p>
            </chart:title>
            <chart:grid chart:style-name="ch5" chart:class="major"/>
          </chart:axis>
          <chart:axis chart:dimension="y" chart:name="primary-y" chart:style-name="ch6">
            <chart:title svg:x="0.451cm" svg:y="4.556cm" chart:style-name="ch7">
              <text:p>φ (rad)</text:p>
            </chart:title>
            <chart:grid chart:style-name="ch5" chart:class="major"/>
          </chart:axis>
          <chart:series chart:style-name="ch8" chart:values-cell-range-address="'Messung_Rad_25A_gen-points'.B2:'Messung_Rad_25A_gen-points'.B155" chart:label-cell-address="'Messung_Rad_25A_gen-points'.B1:'Messung_Rad_25A_gen-points'.B1" chart:class="chart:scatter">
            <chart:domain table:cell-range-address="'Messung_Rad_25A_gen-points'.A2:'Messung_Rad_25A_gen-points'.A155"/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φ (rad)</text:p>
                <draw:g>
                  <svg:desc>'Messung_Rad_25A_gen-points'.B1:'Messung_Rad_25A_gen-point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Messung_Rad_25A_gen-points'.A2:'Messung_Rad_25A_gen-points'.A155</svg:desc>
                </draw:g>
              </table:table-cell>
              <table:table-cell office:value-type="float" office:value="-0.013">
                <text:p>-0.013</text:p>
                <draw:g>
                  <svg:desc>'Messung_Rad_25A_gen-points'.B2:'Messung_Rad_25A_gen-points'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">
                <text:p>0.4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">
                <text:p>0.65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">
                <text:p>0.8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">
                <text:p>0.9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">
                <text:p>0.9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-0.017">
                <text:p>-0.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">
                <text:p>1.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5">
                <text:p>1.1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">
                <text:p>1.2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5">
                <text:p>1.2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">
                <text:p>1.3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">
                <text:p>1.3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">
                <text:p>1.4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5">
                <text:p>1.4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">
                <text:p>1.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5">
                <text:p>1.55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5">
                <text:p>1.6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">
                <text:p>1.7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5">
                <text:p>1.7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">
                <text:p>1.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5">
                <text:p>1.8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">
                <text:p>1.9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5">
                <text:p>1.95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5">
                <text:p>2.05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">
                <text:p>2.1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5">
                <text:p>2.1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">
                <text:p>2.2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5">
                <text:p>2.25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">
                <text:p>2.3</text:p>
              </table:table-cell>
              <table:table-cell office:value-type="float" office:value="1.378">
                <text:p>1.3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5">
                <text:p>2.35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">
                <text:p>2.4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5">
                <text:p>2.45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">
                <text:p>2.5</text:p>
              </table:table-cell>
              <table:table-cell office:value-type="float" office:value="1.727">
                <text:p>1.7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5">
                <text:p>2.55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">
                <text:p>2.6</text:p>
              </table:table-cell>
              <table:table-cell office:value-type="float" office:value="1.863">
                <text:p>1.8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5">
                <text:p>2.65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">
                <text:p>2.7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5">
                <text:p>2.75</text:p>
              </table:table-cell>
              <table:table-cell office:value-type="float" office:value="2.078">
                <text:p>2.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">
                <text:p>2.8</text:p>
              </table:table-cell>
              <table:table-cell office:value-type="float" office:value="2.134">
                <text:p>2.1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5">
                <text:p>2.85</text:p>
              </table:table-cell>
              <table:table-cell office:value-type="float" office:value="2.186">
                <text:p>2.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">
                <text:p>2.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5">
                <text:p>2.95</text:p>
              </table:table-cell>
              <table:table-cell office:value-type="float" office:value="2.305">
                <text:p>2.3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2.367">
                <text:p>2.3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5">
                <text:p>3.05</text:p>
              </table:table-cell>
              <table:table-cell office:value-type="float" office:value="2.417">
                <text:p>2.4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">
                <text:p>3.1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15">
                <text:p>3.15</text:p>
              </table:table-cell>
              <table:table-cell office:value-type="float" office:value="2.479">
                <text:p>2.4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">
                <text:p>3.2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5">
                <text:p>3.25</text:p>
              </table:table-cell>
              <table:table-cell office:value-type="float" office:value="2.472">
                <text:p>2.4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">
                <text:p>3.3</text:p>
              </table:table-cell>
              <table:table-cell office:value-type="float" office:value="2.472">
                <text:p>2.4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5">
                <text:p>3.35</text:p>
              </table:table-cell>
              <table:table-cell office:value-type="float" office:value="2.473">
                <text:p>2.4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">
                <text:p>3.4</text:p>
              </table:table-cell>
              <table:table-cell office:value-type="float" office:value="2.476">
                <text:p>2.4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5">
                <text:p>3.45</text:p>
              </table:table-cell>
              <table:table-cell office:value-type="float" office:value="2.479">
                <text:p>2.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">
                <text:p>3.5</text:p>
              </table:table-cell>
              <table:table-cell office:value-type="float" office:value="2.479">
                <text:p>2.4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5">
                <text:p>3.55</text:p>
              </table:table-cell>
              <table:table-cell office:value-type="float" office:value="2.479">
                <text:p>2.4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">
                <text:p>3.6</text:p>
              </table:table-cell>
              <table:table-cell office:value-type="float" office:value="2.481">
                <text:p>2.4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5">
                <text:p>3.65</text:p>
              </table:table-cell>
              <table:table-cell office:value-type="float" office:value="2.487">
                <text:p>2.4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">
                <text:p>3.7</text:p>
              </table:table-cell>
              <table:table-cell office:value-type="float" office:value="2.493">
                <text:p>2.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75">
                <text:p>3.75</text:p>
              </table:table-cell>
              <table:table-cell office:value-type="float" office:value="2.486">
                <text:p>2.4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">
                <text:p>3.8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5">
                <text:p>3.85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">
                <text:p>3.9</text:p>
              </table:table-cell>
              <table:table-cell office:value-type="float" office:value="2.468">
                <text:p>2.4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5">
                <text:p>3.95</text:p>
              </table:table-cell>
              <table:table-cell office:value-type="float" office:value="2.467">
                <text:p>2.4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05">
                <text:p>4.05</text:p>
              </table:table-cell>
              <table:table-cell office:value-type="float" office:value="2.481">
                <text:p>2.4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">
                <text:p>4.1</text:p>
              </table:table-cell>
              <table:table-cell office:value-type="float" office:value="2.487">
                <text:p>2.4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15">
                <text:p>4.15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">
                <text:p>4.2</text:p>
              </table:table-cell>
              <table:table-cell office:value-type="float" office:value="2.493">
                <text:p>2.4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25">
                <text:p>4.25</text:p>
              </table:table-cell>
              <table:table-cell office:value-type="float" office:value="2.492">
                <text:p>2.4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">
                <text:p>4.3</text:p>
              </table:table-cell>
              <table:table-cell office:value-type="float" office:value="2.489">
                <text:p>2.4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35">
                <text:p>4.35</text:p>
              </table:table-cell>
              <table:table-cell office:value-type="float" office:value="2.487">
                <text:p>2.4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">
                <text:p>4.4</text:p>
              </table:table-cell>
              <table:table-cell office:value-type="float" office:value="2.476">
                <text:p>2.4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5">
                <text:p>4.45</text:p>
              </table:table-cell>
              <table:table-cell office:value-type="float" office:value="2.456">
                <text:p>2.4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5">
                <text:p>4.5</text:p>
              </table:table-cell>
              <table:table-cell office:value-type="float" office:value="2.401">
                <text:p>2.4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55">
                <text:p>4.55</text:p>
              </table:table-cell>
              <table:table-cell office:value-type="float" office:value="2.282">
                <text:p>2.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6">
                <text:p>4.6</text:p>
              </table:table-cell>
              <table:table-cell office:value-type="float" office:value="2.147">
                <text:p>2.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5">
                <text:p>4.65</text:p>
              </table:table-cell>
              <table:table-cell office:value-type="float" office:value="2.029">
                <text:p>2.0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">
                <text:p>4.7</text:p>
              </table:table-cell>
              <table:table-cell office:value-type="float" office:value="1.876">
                <text:p>1.8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75">
                <text:p>4.75</text:p>
              </table:table-cell>
              <table:table-cell office:value-type="float" office:value="1.715">
                <text:p>1.7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8">
                <text:p>4.8</text:p>
              </table:table-cell>
              <table:table-cell office:value-type="float" office:value="1.561">
                <text:p>1.5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85">
                <text:p>4.85</text:p>
              </table:table-cell>
              <table:table-cell office:value-type="float" office:value="1.401">
                <text:p>1.4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9">
                <text:p>4.9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95">
                <text:p>4.95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05">
                <text:p>5.05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1">
                <text:p>5.1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15">
                <text:p>5.15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">
                <text:p>5.2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25">
                <text:p>5.25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3">
                <text:p>5.3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35">
                <text:p>5.35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4">
                <text:p>5.4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45">
                <text:p>5.45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">
                <text:p>5.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55">
                <text:p>5.55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6">
                <text:p>5.6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65">
                <text:p>5.65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7">
                <text:p>5.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75">
                <text:p>5.75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8">
                <text:p>5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85">
                <text:p>5.85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">
                <text:p>5.9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95">
                <text:p>5.9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05">
                <text:p>6.05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1">
                <text:p>6.1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5">
                <text:p>6.1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2">
                <text:p>6.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25">
                <text:p>6.2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3">
                <text:p>6.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35">
                <text:p>6.3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4">
                <text:p>6.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45">
                <text:p>6.4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5">
                <text:p>6.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55">
                <text:p>6.5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6">
                <text:p>6.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5">
                <text:p>6.65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7">
                <text:p>6.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75">
                <text:p>6.7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8">
                <text:p>6.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5">
                <text:p>6.8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9">
                <text:p>6.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95">
                <text:p>6.9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">
                <text:p>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05">
                <text:p>7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">
                <text:p>7.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15">
                <text:p>7.1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2">
                <text:p>7.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25">
                <text:p>7.2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">
                <text:p>7.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35">
                <text:p>7.3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4">
                <text:p>7.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45">
                <text:p>7.4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55">
                <text:p>7.55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6">
                <text:p>7.6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65">
                <text:p>7.65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7">
                <text:p>7.7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75">
                <text:p>7.75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8">
                <text:p>7.8</text:p>
              </table:table-cell>
              <table:table-cell office:value-type="float" office:value="-0.006">
                <text:p>-0.0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